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50000006E78C0E6B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267cm" fo:min-width="28.22cm" fo:padding-top="0cm" fo:padding-bottom="0cm" fo:padding-left="0cm" fo:padding-right="0cm" fo:wrap-option="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6cm" svg:stroke-color="#000000" draw:marker-start="msArrowStealthEnd_20_5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solid" draw:fill-color="#ffcb59" draw:opacity="100%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6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solid" draw:fill-color="#28ceff" draw:opacity="100%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7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solid" draw:fill-color="#ffffff" draw:opacity="100%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8" style:family="graphic" style:parent-style-name="standard">
      <style:graphic-properties draw:stroke="solid" svg:stroke-width="0.071cm" svg:stroke-color="#000000" draw:marker-start="" draw:marker-start-width="0.213cm" draw:marker-start-center="false" draw:marker-end="" draw:marker-end-width="0.213cm" draw:marker-end-center="false" draw:stroke-linejoin="miter" draw:fill="solid" draw:fill-color="#00ff5a" draw:opacity="100%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9" style:family="graphic" style:parent-style-name="standard">
      <style:graphic-properties draw:stroke="none" draw:fill="none" fo:min-height="14.037cm"/>
    </style:style>
    <style:style style:name="gr10" style:family="graphic" style:parent-style-name="standard">
      <style:graphic-properties svg:stroke-width="0.051cm" draw:marker-start-width="0.276cm" draw:marker-end-width="0.276cm" draw:fill="solid" draw:fill-color="#999999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276cm" draw:marker-end-width="0.276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ffff99" draw:textarea-horizontal-align="center" draw:textarea-vertical-align="middle"/>
    </style:style>
    <style:style style:name="gr13" style:family="graphic" style:parent-style-name="standard">
      <style:graphic-properties draw:fill="solid" draw:fill-color="#ccff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</style:style>
    <style:style style:name="gr15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-width="0.276cm" draw:marker-end-width="0.276cm" draw:fill="solid" draw:fill-color="#b3b3b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8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9.915cm" fo:min-width="0cm" fo:padding-top="0.141cm" fo:padding-bottom="0.141cm" fo:padding-left="0.141cm" fo:padding-right="0.141cm" fo:wrap-option="no-wrap" draw:shadow="hidden"/>
    </style:style>
    <style:style style:name="pr2" style:family="presentation" style:parent-style-name="Standard-outline1" style:list-style-name="L1">
      <style:graphic-properties draw:fill-color="#ffffff" draw:auto-grow-height="true" fo:min-height="10.949cm"/>
    </style:style>
    <style:style style:name="pr3" style:family="presentation" style:parent-style-name="Standard-notes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r4" style:family="presentation" style:parent-style-name="Titolo1-title">
      <style:graphic-properties draw:stroke="none" draw:fill="none" draw:fill-color="#ffffff" draw:textarea-horizontal-align="justify" draw:textarea-vertical-align="middle" draw:auto-grow-height="true" draw:auto-grow-width="false" fo:min-height="5.293cm" fo:min-width="0cm" fo:padding-top="0cm" fo:padding-bottom="0cm" fo:padding-left="0cm" fo:padding-right="0cm" fo:wrap-option="no-wrap" draw:shadow="hidden"/>
    </style:style>
    <style:style style:name="pr5" style:family="presentation" style:parent-style-name="Titolo1-outline1">
      <style:graphic-properties draw:stroke="none" draw:fill="none" draw:fill-color="#ffffff" draw:textarea-horizontal-align="justify" draw:textarea-vertical-align="top" draw:auto-grow-height="true" draw:auto-grow-width="false" fo:min-height="12.137cm" fo:min-width="0cm" fo:padding-top="0.141cm" fo:padding-bottom="0.141cm" fo:padding-left="0.141cm" fo:padding-right="0.141cm" fo:wrap-option="no-wrap" draw:shadow="hidden"/>
    </style:style>
    <style:style style:name="pr6" style:family="presentation" style:parent-style-name="Titolo1-notes">
      <style:graphic-properties draw:fill-color="#ffffff" fo:min-height="11.43cm"/>
    </style:style>
    <style:style style:name="pr7" style:family="presentation" style:parent-style-name="Titolo1-outline1">
      <style:graphic-properties draw:stroke="none" draw:fill="none" draw:fill-color="#ffffff" draw:textarea-horizontal-align="justify" draw:textarea-vertical-align="top" draw:auto-grow-height="true" draw:auto-grow-width="false" fo:min-height="13.959cm" fo:min-width="0cm" fo:padding-top="0.141cm" fo:padding-bottom="0.141cm" fo:padding-left="0.141cm" fo:padding-right="0.141cm" fo:wrap-option="no-wrap" draw:shadow="hidden"/>
    </style:style>
    <style:style style:name="pr8" style:family="presentation" style:parent-style-name="Titolo1-title">
      <style:graphic-properties draw:fill-color="#ffffff" draw:auto-grow-height="true" fo:min-height="8.129cm"/>
    </style:style>
    <style:style style:name="pr9" style:family="presentation" style:parent-style-name="Titolo1-notes">
      <style:graphic-properties draw:fill-color="#ffffff" fo:min-height="11.179cm"/>
    </style:style>
    <style:style style:name="pr10" style:family="presentation" style:parent-style-name="Titolo1-title">
      <style:graphic-properties draw:stroke="none" draw:fill="none" draw:fill-color="#ffffff" draw:textarea-horizontal-align="justify" draw:textarea-vertical-align="middle" draw:auto-grow-height="true" draw:auto-grow-width="false" fo:min-height="3.493cm" fo:min-width="0cm" fo:padding-top="0cm" fo:padding-bottom="0cm" fo:padding-left="0cm" fo:padding-right="0cm" fo:wrap-option="no-wrap" draw:shadow="hidden"/>
    </style:style>
    <style:style style:name="pr11" style:family="presentation" style:parent-style-name="Titolo1-outline1">
      <style:graphic-properties draw:stroke="none" draw:fill="none" draw:fill-color="#ffffff" draw:textarea-horizontal-align="justify" draw:textarea-vertical-align="top" draw:auto-grow-height="true" draw:auto-grow-width="false" fo:min-height="12.843cm" fo:min-width="0cm" fo:padding-top="0.141cm" fo:padding-bottom="0.141cm" fo:padding-left="0.141cm" fo:padding-right="0.141cm" fo:wrap-option="no-wrap" draw:shadow="hidden"/>
    </style:style>
    <style:style style:name="pr12" style:family="presentation" style:parent-style-name="Titolo1-outline1">
      <style:graphic-properties draw:stroke="none" draw:fill="none" draw:fill-color="#ffffff" draw:textarea-horizontal-align="justify" draw:textarea-vertical-align="top" draw:auto-grow-height="true" draw:auto-grow-width="false" fo:min-height="12.948cm" fo:min-width="0cm" fo:padding-top="0.141cm" fo:padding-bottom="0.141cm" fo:padding-left="0.141cm" fo:padding-right="0.141cm" fo:wrap-option="no-wrap" draw:shadow="hidden"/>
    </style:style>
    <style:style style:name="pr13" style:family="presentation" style:parent-style-name="Titolo1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3.583cm" fo:min-width="0cm" fo:padding-top="0.141cm" fo:padding-bottom="0.141cm" fo:padding-left="0.141cm" fo:padding-right="0.141cm" fo:wrap-option="no-wrap" draw:shadow="hidden"/>
    </style:style>
    <style:style style:name="pr14" style:family="presentation" style:parent-style-name="Titolo1-outline1">
      <style:graphic-properties draw:stroke="none" draw:fill="none" draw:fill-color="#ffffff" draw:textarea-horizontal-align="justify" draw:textarea-vertical-align="top" draw:auto-grow-height="true" draw:auto-grow-width="false" fo:min-height="12.737cm" fo:min-width="0cm" fo:padding-top="0.141cm" fo:padding-bottom="0.141cm" fo:padding-left="0.141cm" fo:padding-right="0.141cm" fo:wrap-option="no-wrap" draw:shadow="hidden"/>
    </style:style>
    <style:style style:name="pr15" style:family="presentation" style:parent-style-name="Titolo2-title">
      <style:graphic-properties draw:stroke="none" draw:fill="none" draw:fill-color="#ffffff" draw:textarea-horizontal-align="justify" draw:textarea-vertical-align="middle" draw:auto-grow-height="true" draw:auto-grow-width="false" fo:min-height="5.293cm" fo:min-width="0cm" fo:padding-top="0cm" fo:padding-bottom="0cm" fo:padding-left="0cm" fo:padding-right="0cm" fo:wrap-option="no-wrap" draw:shadow="hidden"/>
    </style:style>
    <style:style style:name="pr16" style:family="presentation" style:parent-style-name="Titolo2-outline1">
      <style:graphic-properties draw:stroke="none" draw:fill="none" draw:fill-color="#ffffff" draw:textarea-horizontal-align="justify" draw:textarea-vertical-align="top" draw:auto-grow-height="true" draw:auto-grow-width="false" fo:min-height="12.137cm" fo:min-width="0cm" fo:padding-top="0.141cm" fo:padding-bottom="0.141cm" fo:padding-left="0.141cm" fo:padding-right="0.141cm" fo:wrap-option="no-wrap" draw:shadow="hidden"/>
    </style:style>
    <style:style style:name="pr17" style:family="presentation" style:parent-style-name="Titolo2-notes">
      <style:graphic-properties draw:fill-color="#ffffff" fo:min-height="11.43cm"/>
    </style:style>
    <style:style style:name="pr18" style:family="presentation" style:parent-style-name="Titolo2-outline1">
      <style:graphic-properties draw:stroke="none" draw:fill="none" draw:fill-color="#ffffff" draw:textarea-horizontal-align="justify" draw:textarea-vertical-align="bottom" draw:auto-grow-height="true" draw:auto-grow-width="false" fo:min-height="9.244cm" fo:min-width="0cm" fo:padding-top="0.141cm" fo:padding-bottom="0.141cm" fo:padding-left="0.141cm" fo:padding-right="0.141cm" fo:wrap-option="no-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  <style:text-properties fo:font-family="Arial" style:font-family-generic="swiss" style:font-pitch="variable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4" style:family="paragraph">
      <style:paragraph-properties style:writing-mode="lr-tb"/>
      <style:text-properties fo:font-family="Arial" style:font-family-generic="swiss" style:font-pitch="variable"/>
    </style:style>
    <style:style style:name="P5" style:family="paragraph">
      <style:paragraph-properties fo:margin-left="0cm" fo:margin-right="0cm" fo:line-height="100%" fo:text-align="center" text:enable-numbering="false" fo:text-indent="0cm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writing-mode="lr-tb"/>
      <style:text-properties fo:font-family="Arial" style:font-family-generic="swiss" style:font-pitch="variable" fo:font-size="24pt"/>
    </style:style>
    <style:style style:name="P7" style:family="paragraph">
      <style:paragraph-properties fo:margin-left="0cm" fo:margin-right="0cm" fo:margin-top="0cm" fo:margin-bottom="0cm" fo:line-height="100%" fo:text-align="start" text:enable-numbering="false" fo:text-indent="0cm"/>
    </style:style>
    <style:style style:name="P8" style:family="paragraph">
      <style:paragraph-properties fo:margin-left="0cm" fo:margin-right="0cm" fo:text-indent="0cm" style:writing-mode="lr-tb"/>
    </style:style>
    <style:style style:name="P9" style:family="paragraph">
      <style:paragraph-properties fo:margin-left="0cm" fo:margin-right="0cm" fo:line-height="100%" fo:text-align="center" text:enable-numbering="false" fo:text-indent="0cm"/>
      <style:text-properties fo:font-size="60pt"/>
    </style:style>
    <style:style style:name="P10" style:family="paragraph">
      <style:paragraph-properties fo:margin-left="0cm" fo:margin-right="0cm" fo:text-indent="0cm" style:writing-mode="lr-tb"/>
      <style:text-properties fo:font-size="60pt"/>
    </style:style>
    <style:style style:name="P11" style:family="paragraph">
      <style:paragraph-properties fo:margin-left="1.927cm" fo:margin-right="0cm" fo:margin-top="0.635cm" fo:margin-bottom="0cm" fo:line-height="100%" fo:text-align="start" text:enable-numbering="true" fo:text-indent="-1.222cm"/>
      <style:text-properties fo:font-family="Arial" style:font-family-generic="swiss" style:font-pitch="variable"/>
    </style:style>
    <style:style style:name="P12" style:family="paragraph">
      <style:paragraph-properties fo:margin-left="1.785cm" fo:margin-right="0cm" fo:text-indent="-1.221cm" style:writing-mode="lr-tb"/>
      <style:text-properties fo:font-family="Arial" style:font-family-generic="swiss" style:font-pitch="variable"/>
    </style:style>
    <style:style style:name="P13" style:family="paragraph">
      <style:paragraph-properties fo:margin-left="1.927cm" fo:margin-right="0cm" fo:margin-top="0cm" fo:margin-bottom="0cm" fo:line-height="100%" fo:text-align="start" text:enable-numbering="true" fo:text-indent="-1.222cm"/>
      <style:text-properties fo:font-family="Arial" style:font-family-generic="swiss" style:font-pitch="variable"/>
    </style:style>
    <style:style style:name="P14" style:family="paragraph">
      <style:paragraph-properties fo:margin-left="2.879cm" fo:margin-right="0cm" fo:margin-top="0.317cm" fo:margin-bottom="0cm" fo:line-height="100%" fo:text-align="start" text:enable-numbering="true" fo:text-indent="-1.221cm"/>
      <style:text-properties fo:font-family="Arial" style:font-family-generic="swiss" style:font-pitch="variable"/>
    </style:style>
    <style:style style:name="P15" style:family="paragraph">
      <style:paragraph-properties fo:margin-left="1.927cm" fo:margin-right="0cm" fo:margin-top="0.493cm" fo:margin-bottom="0cm" fo:line-height="100%" fo:text-align="start" text:enable-numbering="true" fo:text-indent="-1.222cm"/>
      <style:text-properties fo:font-family="Arial" style:font-family-generic="swiss" style:font-pitch="variable"/>
    </style:style>
    <style:style style:name="P16" style:family="paragraph">
      <style:paragraph-properties fo:margin-left="2.879cm" fo:margin-right="0cm" fo:margin-top="0.635cm" fo:margin-bottom="0cm" fo:line-height="100%" fo:text-align="start" text:enable-numbering="true" fo:text-indent="-1.221cm"/>
      <style:text-properties fo:font-family="Arial" style:font-family-generic="swiss" style:font-pitch="variable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style:writing-mode="lr-tb"/>
    </style:style>
    <style:style style:name="P19" style:family="paragraph">
      <style:paragraph-properties fo:margin-left="0cm" fo:margin-right="0cm" fo:text-indent="0cm" style:writing-mode="lr-tb"/>
      <style:text-properties fo:font-size="54pt"/>
    </style:style>
    <style:style style:name="P20" style:family="paragraph">
      <style:paragraph-properties fo:margin-left="1.927cm" fo:margin-right="0cm" fo:margin-top="0.635cm" fo:margin-bottom="0cm" fo:line-height="100%" fo:text-align="start" text:enable-numbering="true" fo:text-indent="-1.222cm"/>
    </style:style>
    <style:style style:name="P21" style:family="paragraph">
      <style:paragraph-properties fo:margin-left="1.785cm" fo:margin-right="0cm" fo:text-indent="-1.221cm" style:writing-mode="lr-tb"/>
    </style:style>
    <style:style style:name="P22" style:family="paragraph">
      <style:paragraph-properties fo:margin-left="0cm" fo:margin-right="0cm" fo:text-indent="0cm"/>
      <style:text-properties fo:font-family="'Nimbus Mono L'" style:font-family-generic="modern" style:font-pitch="fixed" fo:font-size="22pt"/>
    </style:style>
    <style:style style:name="P23" style:family="paragraph">
      <style:paragraph-properties fo:margin-left="0cm" fo:margin-right="0cm" fo:text-indent="0cm"/>
      <style:text-properties fo:font-size="12pt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7.8999996185303pt"/>
    </style:style>
    <style:style style:name="P27" style:family="paragraph">
      <style:paragraph-properties fo:margin-left="0cm" fo:margin-right="0cm" fo:line-height="100%" fo:text-align="center" text:enable-numbering="false" fo:text-indent="0cm"/>
      <style:text-properties fo:font-size="54pt"/>
    </style:style>
    <style:style style:name="P28" style:family="paragraph">
      <style:paragraph-properties fo:margin-left="1.927cm" fo:margin-right="0cm" fo:margin-top="0cm" fo:margin-bottom="0cm" fo:line-height="100%" fo:text-align="start" text:enable-numbering="true" fo:text-indent="-1.222cm"/>
    </style:style>
    <style:style style:name="P29" style:family="paragraph">
      <style:paragraph-properties fo:margin-left="2.879cm" fo:margin-right="0cm" fo:margin-top="0.352cm" fo:margin-bottom="0cm" fo:line-height="100%" fo:text-align="start" text:enable-numbering="true" fo:text-indent="-1.221cm"/>
    </style:style>
    <style:style style:name="P30" style:family="paragraph">
      <style:paragraph-properties fo:margin-left="1.927cm" fo:margin-right="0cm" fo:margin-top="0cm" fo:margin-bottom="0cm" fo:line-height="100%" fo:text-align="start" text:enable-numbering="true" fo:text-indent="-1.222cm" style:writing-mode="lr-tb"/>
    </style:style>
    <style:style style:name="P31" style:family="paragraph">
      <style:paragraph-properties fo:margin-left="2.879cm" fo:margin-right="0cm" fo:margin-top="0.635cm" fo:margin-bottom="0cm" fo:line-height="100%" fo:text-align="start" text:enable-numbering="true" fo:text-indent="-1.221cm"/>
    </style:style>
    <style:style style:name="P32" style:family="paragraph">
      <style:paragraph-properties fo:margin-left="1.927cm" fo:margin-right="0cm" fo:margin-top="0.458cm" fo:margin-bottom="0cm" fo:line-height="100%" fo:text-align="start" text:enable-numbering="true" fo:text-indent="-1.222cm"/>
    </style:style>
    <style:style style:name="P33" style:family="paragraph">
      <style:paragraph-properties fo:margin-left="2.879cm" fo:margin-right="0cm" fo:margin-top="0.458cm" fo:margin-bottom="0cm" fo:line-height="100%" fo:text-align="start" text:enable-numbering="true" fo:text-indent="-1.221cm"/>
    </style:style>
    <style:style style:name="P34" style:family="paragraph">
      <style:paragraph-properties fo:margin-left="2.879cm" fo:margin-right="0cm" fo:margin-top="0.493cm" fo:margin-bottom="0cm" fo:line-height="100%" fo:text-align="start" text:enable-numbering="true" fo:text-indent="-1.221cm"/>
    </style:style>
    <style:style style:name="P35" style:family="paragraph">
      <style:paragraph-properties fo:margin-left="1.927cm" fo:margin-right="0cm" fo:margin-top="0.493cm" fo:margin-bottom="0cm" fo:line-height="100%" fo:text-align="start" text:enable-numbering="true" fo:text-indent="-1.222cm"/>
    </style:style>
    <style:style style:name="P36" style:family="paragraph">
      <style:paragraph-properties fo:margin-left="1.927cm" fo:margin-right="0cm" fo:margin-top="0.529cm" fo:margin-bottom="0cm" fo:line-height="100%" fo:text-align="start" text:enable-numbering="true" fo:text-indent="-1.222cm"/>
    </style:style>
    <style:style style:name="P37" style:family="paragraph">
      <style:paragraph-properties fo:margin-left="2.879cm" fo:margin-right="0cm" fo:margin-top="0.529cm" fo:margin-bottom="0cm" fo:line-height="100%" fo:text-align="start" text:enable-numbering="true" fo:text-indent="-1.221cm"/>
    </style:style>
    <style:style style:name="P38" style:family="paragraph">
      <style:paragraph-properties fo:margin-left="0cm" fo:margin-right="0cm" fo:line-height="100%" fo:text-align="center" text:enable-numbering="false" fo:text-indent="0cm"/>
      <style:text-properties fo:font-family="Arial" style:font-family-generic="swiss" style:font-pitch="variable"/>
    </style:style>
    <style:style style:name="P39" style:family="paragraph">
      <style:paragraph-properties fo:margin-left="0cm" fo:margin-right="0cm" fo:text-indent="0cm" style:writing-mode="lr-tb"/>
      <style:text-properties fo:font-family="Arial" style:font-family-generic="swiss" style:font-pitch="variable"/>
    </style:style>
    <style:style style:name="P40" style:family="paragraph">
      <style:paragraph-properties fo:margin-left="1.927cm" fo:margin-right="0cm" fo:margin-top="0.881cm" fo:margin-bottom="0cm" fo:line-height="70%" fo:text-align="start" text:enable-numbering="true" fo:text-indent="-1.222cm"/>
    </style:style>
    <style:style style:name="P41" style:family="paragraph">
      <style:paragraph-properties fo:margin-left="0cm" fo:margin-right="0cm" fo:line-height="100%" fo:text-align="center" text:enable-numbering="false" fo:text-indent="0cm"/>
      <style:text-properties fo:font-family="Arial" style:font-family-generic="swiss" style:font-pitch="variable" fo:font-size="60pt"/>
    </style:style>
    <style:style style:name="P42" style:family="paragraph">
      <style:paragraph-properties fo:margin-left="0cm" fo:margin-right="0cm" fo:text-indent="0cm" style:writing-mode="lr-tb"/>
      <style:text-properties fo:font-family="Arial" style:font-family-generic="swiss" style:font-pitch="variable" fo:font-size="60pt"/>
    </style:style>
    <style:style style:name="P43" style:family="paragraph">
      <style:paragraph-properties fo:margin-left="0.705cm" fo:margin-right="0cm" fo:margin-top="0.635cm" fo:margin-bottom="0cm" fo:line-height="100%" fo:text-align="center" text:enable-numbering="false" fo:text-indent="0cm"/>
      <style:text-properties fo:font-family="Arial" style:font-family-generic="swiss" style:font-pitch="variable"/>
    </style:style>
    <style:style style:name="T1" style:family="text">
      <style:text-properties fo:color="#000000" fo:font-family="Arial" style:font-family-generic="swiss" style:font-pitch="variable" fo:font-size="32pt" style:font-family-asian="'Gill Sans'" style:font-pitch-asian="variable" style:font-size-asian="32pt" style:font-family-complex="'Gill Sans'" style:font-pitch-complex="variable" style:font-size-complex="32pt"/>
    </style:style>
    <style:style style:name="T2" style:family="text">
      <style:text-properties fo:color="#009999"/>
    </style:style>
    <style:style style:name="T3" style:family="text">
      <style:text-properties fo:color="#000000" fo:font-family="Arial" style:font-family-generic="swiss" style:font-pitch="variable" fo:font-size="24pt" style:font-family-asian="'Gill Sans'" style:font-pitch-asian="variable" style:font-size-asian="32pt" style:font-family-complex="'Gill Sans'" style:font-pitch-complex="variable" style:font-size-complex="32pt"/>
    </style:style>
    <style:style style:name="T4" style:family="text">
      <style:text-properties fo:color="#000000" fo:font-family="'Lucida Grande'" style:font-pitch="variable" fo:font-size="16pt" style:font-family-asian="'Lucida Grande'" style:font-pitch-asian="variable" style:font-size-asian="16pt" style:font-family-complex="'Lucida Grande'" style:font-pitch-complex="variable" style:font-size-complex="16pt"/>
    </style:style>
    <style:style style:name="T5" style:family="text">
      <style:text-properties fo:font-size="60pt"/>
    </style:style>
    <style:style style:name="T6" style:family="text">
      <style:text-properties fo:font-family="Arial" style:font-family-generic="swiss" style:font-pitch="variable"/>
    </style:style>
    <style:style style:name="T7" style:family="text">
      <style:text-properties fo:font-family="Arial" style:font-family-generic="swiss" style:font-pitch="variable" fo:font-style="italic"/>
    </style:style>
    <style:style style:name="T8" style:family="text">
      <style:text-properties fo:color="#000000" fo:font-family="'Gill Sans'" style:font-pitch="variable" fo:font-size="30pt" style:font-family-asian="'Gill Sans'" style:font-pitch-asian="variable" style:font-size-asian="30pt" style:font-family-complex="'Gill Sans'" style:font-pitch-complex="variable" style:font-size-complex="30pt"/>
    </style:style>
    <style:style style:name="T9" style:family="text">
      <style:text-properties fo:font-size="54pt"/>
    </style:style>
    <style:style style:name="T10" style:family="text">
      <style:text-properties fo:font-style="normal" fo:font-weight="bold"/>
    </style:style>
    <style:style style:name="T11" style:family="text">
      <style:text-properties fo:font-style="italic"/>
    </style:style>
    <style:style style:name="T12" style:family="text">
      <style:text-properties fo:font-family="'Nimbus Mono L'" style:font-family-generic="modern" style:font-pitch="fixed" fo:font-size="22pt"/>
    </style:style>
    <style:style style:name="T13" style:family="text">
      <style:text-properties fo:color="#999999" fo:font-family="'Nimbus Mono L'" style:font-family-generic="modern" style:font-pitch="fixed" fo:font-size="22pt"/>
    </style:style>
    <style:style style:name="T14" style:family="text">
      <style:text-properties fo:font-family="Arial" style:font-family-generic="swiss" style:font-pitch="variable" fo:font-size="18pt"/>
    </style:style>
    <style:style style:name="T15" style:family="text">
      <style:text-properties fo:color="#000000" fo:font-family="'Andale Mono'" style:font-pitch="variable" fo:font-size="24pt" style:font-family-asian="'Andale Mono'" style:font-pitch-asian="variable" style:font-size-asian="24pt" style:font-family-complex="'Andale Mono'" style:font-pitch-complex="variable" style:font-size-complex="24pt"/>
    </style:style>
    <style:style style:name="T16" style:family="text">
      <style:text-properties fo:color="#000000"/>
    </style:style>
    <style:style style:name="T17" style:family="text">
      <style:text-properties style:font-family-asian="'ヒラギノ角ゴ Pro W3'" style:font-pitch-asian="variable" style:font-family-complex="'ヒラギノ角ゴ Pro W3'" style:font-pitch-complex="variable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style:font-family-asian="'ヒラギノ角ゴ Pro W3'" style:font-pitch-asian="variable" style:font-size-asian="9pt" style:font-family-complex="'ヒラギノ角ゴ Pro W3'" style:font-pitch-complex="variable" style:font-size-complex="9pt"/>
    </style:style>
    <style:style style:name="T20" style:family="text">
      <style:text-properties fo:color="#009999" fo:font-family="'Andale Mono'" style:font-pitch="variable" fo:font-size="24pt" style:text-underline-style="solid" style:text-underline-width="auto" style:text-underline-color="font-color" style:font-family-asian="'Andale Mono'" style:font-pitch-asian="variable" style:font-size-asian="24pt" style:font-family-complex="'Andale Mono'" style:font-pitch-complex="variable" style:font-size-complex="24pt"/>
    </style:style>
    <style:style style:name="T21" style:family="text">
      <style:text-properties fo:color="#000000" fo:font-family="Arial" style:font-family-generic="swiss" style:font-pitch="variable" fo:font-size="24pt" style:font-family-asian="'Andale Mono'" style:font-pitch-asian="variable" style:font-size-asian="24pt" style:font-family-complex="'Andale Mono'" style:font-pitch-complex="variable" style:font-size-complex="24pt"/>
    </style:style>
    <style:style style:name="T22" style:family="text">
      <style:text-properties fo:font-family="Arial" style:font-family-generic="swiss" style:font-pitch="variable" fo:font-size="60pt"/>
    </style:style>
    <text:list-style style:name="L1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705cm" text:min-label-width="1.222cm"/>
        <style:text-properties fo:font-family="'Lucida Grande'" style:font-pitch="variable" fo:color="#000000" fo:font-size="171%"/>
      </text:list-level-style-bullet>
      <text:list-level-style-bullet text:level="2" text:bullet-char="•">
        <style:list-level-properties text:space-before="1.516cm" text:min-label-width="1.222cm"/>
        <style:text-properties fo:font-family="'Lucida Grande'" style:font-pitch="variable" fo:color="#000104" fo:font-size="171%"/>
      </text:list-level-style-bullet>
      <text:list-level-style-bullet text:level="3" text:bullet-char="•">
        <style:list-level-properties text:space-before="2.469cm" text:min-label-width="0.538cm"/>
        <style:text-properties fo:font-family="'Lucida Grande'" style:font-pitch="variable" fo:color="#000104" fo:font-size="171%"/>
      </text:list-level-style-bullet>
      <text:list-level-style-bullet text:level="4" text:bullet-char="•">
        <style:list-level-properties text:space-before="3.457cm" text:min-label-width="1.221cm"/>
        <style:text-properties fo:font-family="'Lucida Grande'" style:font-pitch="variable" fo:color="#000104" fo:font-size="171%"/>
      </text:list-level-style-bullet>
      <text:list-level-style-bullet text:level="5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6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7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8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564cm" text:min-label-width="1.221cm"/>
        <style:text-properties fo:font-family="'Lucida Grande'" style:font-pitch="variable" fo:color="#000104" fo:font-size="171%"/>
      </text:list-level-style-bullet>
      <text:list-level-style-bullet text:level="2" text:bullet-char="•">
        <style:list-level-properties text:space-before="1.658cm" text:min-label-width="1.221cm"/>
        <style:text-properties fo:font-family="'Lucida Grande'" style:font-pitch="variable" fo:color="#000000" fo:font-size="171%"/>
      </text:list-level-style-bullet>
      <text:list-level-style-bullet text:level="3" text:bullet-char="•">
        <style:list-level-properties text:space-before="2.469cm" text:min-label-width="0.538cm"/>
        <style:text-properties fo:font-family="'Lucida Grande'" style:font-pitch="variable" fo:color="#000104" fo:font-size="171%"/>
      </text:list-level-style-bullet>
      <text:list-level-style-bullet text:level="4" text:bullet-char="•">
        <style:list-level-properties text:space-before="3.457cm" text:min-label-width="1.221cm"/>
        <style:text-properties fo:font-family="'Lucida Grande'" style:font-pitch="variable" fo:color="#000104" fo:font-size="171%"/>
      </text:list-level-style-bullet>
      <text:list-level-style-bullet text:level="5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6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7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8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705cm"/>
        <style:text-properties fo:font-family="'Lucida Grande'" style:font-pitch="variable" fo:color="#000000" fo:font-size="171%"/>
      </text:list-level-style-bullet>
      <text:list-level-style-bullet text:level="2" text:bullet-char="•">
        <style:list-level-properties text:space-before="1.516cm" text:min-label-width="1.222cm"/>
        <style:text-properties fo:font-family="'Lucida Grande'" style:font-pitch="variable" fo:color="#000104" fo:font-size="171%"/>
      </text:list-level-style-bullet>
      <text:list-level-style-bullet text:level="3" text:bullet-char="•">
        <style:list-level-properties text:space-before="2.469cm" text:min-label-width="0.538cm"/>
        <style:text-properties fo:font-family="'Lucida Grande'" style:font-pitch="variable" fo:color="#000104" fo:font-size="171%"/>
      </text:list-level-style-bullet>
      <text:list-level-style-bullet text:level="4" text:bullet-char="•">
        <style:list-level-properties text:space-before="3.457cm" text:min-label-width="1.221cm"/>
        <style:text-properties fo:font-family="'Lucida Grande'" style:font-pitch="variable" fo:color="#000104" fo:font-size="171%"/>
      </text:list-level-style-bullet>
      <text:list-level-style-bullet text:level="5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6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7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8" text:bullet-char="•">
        <style:list-level-properties text:space-before="4.409cm" text:min-label-width="1.222cm"/>
        <style:text-properties fo:font-family="'Lucida Grande'" style:font-pitch="variable" fo:color="#000104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17.957cm" svg:height="10.197cm" svg:x="1.41cm" svg:y="2.01cm" presentation:class="title">
          <draw:text-box>
            <text:p text:style-name="P1">PyPy 1.0 and beyond</text:p>
          </draw:text-box>
        </draw:frame>
        <draw:custom-shape draw:style-name="gr1" draw:text-style-name="P4" draw:layer="layout" svg:width="15.217cm" svg:height="1.267cm" svg:x="6.496cm" svg:y="14.5cm">
          <text:p text:style-name="P3"><text:span text:style-name="T1">PyCon Uno 07, <text:s/>Firenze (Italy)</text:span></text:p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2.719cm" svg:height="10.949cm" svg:x="2.751cm" svg:y="16.721cm" presentation:class="outline">
          <draw:text-box>
            <text:list text:style-name="L1">
              <text:list-item>
                <text:p text:style-name="P5">Antonio Cuni <text:span text:style-name="T2">cuni@disi.unige.it</text:span></text:p>
              </text:list-item>
            </text:list>
            <text:list text:style-name="L1">
              <text:list-item>
                <text:p text:style-name="P5">Università degli Studi di Genova</text:p>
              </text:list-item>
            </text:list>
          </draw:text-box>
        </draw:frame>
        <draw:custom-shape draw:style-name="gr2" draw:text-style-name="P6" draw:layer="layout" svg:width="28.22cm" svg:height="1.267cm" svg:x="0cm" svg:y="19.367cm">
          <text:p text:style-name="P3"><text:span text:style-name="T3">based on Michael Hudson's talk at PyCon 200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3" draw:text-style-name="P8" draw:layer="layout" svg:width="15.24cm" svg:height="11.431cm" svg:x="1.905cm" svg:y="12.065cm" presentation:class="notes" presentation:user-transformed="true">
            <draw:text-box>
              <text:p text:style-name="P7"><text:span text:style-name="T4">Have you got a big terminal and a pygame demo ready to go?</text:span></text:p>
            </draw:text-box>
          </draw:frame>
        </presentation:notes>
      </draw:page>
      <draw:page draw:name="page2" draw:style-name="dp1" draw:master-page-name="Titolo1" presentation:presentation-page-layout-name="AL1T1">
        <draw:frame presentation:style-name="pr4" draw:text-style-name="P10" draw:layer="layout" svg:width="19.015cm" svg:height="5.293cm" svg:x="0.634cm" svg:y="1.058cm" presentation:class="title" presentation:user-transformed="true">
          <draw:text-box>
            <text:p text:style-name="P9"><text:span text:style-name="T5">What you’re in for in the next 45 mins</text:span></text:p>
          </draw:text-box>
        </draw:frame>
        <draw:frame presentation:style-name="pr5" draw:text-style-name="P12" draw:layer="layout" svg:width="25.47cm" svg:height="12.419cm" svg:x="0cm" svg:y="7.338cm" presentation:class="outline" presentation:user-transformed="true">
          <draw:text-box>
            <text:list text:style-name="L3">
              <text:list-item>
                <text:p text:style-name="P11"><text:span text:style-name="T6">Quick intro and motivation</text:span></text:p>
              </text:list-item>
            </text:list>
            <text:list text:style-name="L3">
              <text:list-item>
                <text:p text:style-name="P11"><text:span text:style-name="T6">Quick overview of architecture and current status</text:span></text:p>
              </text:list-item>
            </text:list>
            <text:list text:style-name="L3">
              <text:list-item>
                <text:p text:style-name="P11"><text:span text:style-name="T6">Introduction to features unique to PyPy, including the JIT</text:span></text:p>
              </text:list-item>
            </text:list>
            <text:list text:style-name="L3">
              <text:list-item>
                <text:p text:style-name="P11"><text:span text:style-name="T6">A little talk about what the future holds</text:span>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What is PyPy?</text:p>
          </draw:text-box>
        </draw:frame>
        <draw:frame presentation:style-name="pr7" draw:text-style-name="P12" draw:layer="layout" svg:width="25.47cm" svg:height="14.241cm" svg:x="0cm" svg:y="6.879cm" presentation:class="outline" presentation:user-transformed="true">
          <draw:text-box>
            <text:list text:style-name="L3">
              <text:list-item>
                <text:p text:style-name="P13"><text:span text:style-name="T6">PyPy is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An implementation of Python, and a very flexible compiler framework (with some features that are especially useful for implementing interpreter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An open source project (MIT license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A STREP (“Specific Targeted REsearch Project”), partially funded by the EU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4"><text:span text:style-name="T6">A lot of fun!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3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30 second status</text:p>
          </draw:text-box>
        </draw:frame>
        <draw:frame presentation:style-name="pr5" draw:text-style-name="P12" draw:layer="layout" svg:width="26.21cm" svg:height="12.419cm" svg:x="0cm" svg:y="7.338cm" presentation:class="outline" presentation:user-transformed="true">
          <draw:text-box>
            <text:list text:style-name="L3">
              <text:list-item>
                <text:p text:style-name="P13"><text:span text:style-name="T6">We can produce a binary that looks more and more like CPython to the user</text:span></text:p>
              </text:list-item>
            </text:list>
            <text:list text:style-name="L3">
              <text:list-item>
                <text:p text:style-name="P15"><text:span text:style-name="T6">2-4x slower, depending on details</text:span></text:p>
              </text:list-item>
            </text:list>
            <text:list text:style-name="L3">
              <text:list-item>
                <text:p text:style-name="P15"><text:span text:style-name="T6">More modules supported – socket, mmap, …</text:span></text:p>
              </text:list-item>
            </text:list>
            <text:list text:style-name="L3">
              <text:list-item>
                <text:p text:style-name="P15"><text:span text:style-name="T6">Can now produce binary for CLI (i.e. .NET)</text:span></text:p>
              </text:list-item>
            </text:list>
            <text:list text:style-name="L3">
              <text:list-item>
                <text:p text:style-name="P15"><text:span text:style-name="T6">Can also produce more capable binaries – with JIT, stackless-style coroutines, with logic variables, transparent proxies, ...</text:span>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4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Motivation</text:p>
          </draw:text-box>
        </draw:frame>
        <draw:frame presentation:style-name="pr5" draw:text-style-name="P12" draw:layer="layout" svg:width="26.67cm" svg:height="12.419cm" svg:x="0cm" svg:y="7.338cm" presentation:class="outline" presentation:user-transformed="true">
          <draw:text-box>
            <text:list text:style-name="L3">
              <text:list-item>
                <text:p text:style-name="P11"><text:span text:style-name="T6">PyPy grew out of a desire to modify/extend the </text:span><text:span text:style-name="T7">implementation </text:span><text:span text:style-name="T6">of Python, for example to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increase performance (psyco-style JIT compilation, better garbage collector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add expressiveness (stackless-style coroutines, logic programming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ease porting (to new platforms like the JVM or CLI or to low memory situations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5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Lofty goals, but first...</text:p>
          </draw:text-box>
        </draw:frame>
        <draw:frame presentation:style-name="pr5" draw:text-style-name="P12" draw:layer="layout" svg:width="26.67cm" svg:height="12.419cm" svg:x="0cm" svg:y="7.338cm" presentation:class="outline" presentation:user-transformed="true">
          <draw:text-box>
            <text:list text:style-name="L3">
              <text:list-item>
                <text:p text:style-name="P11"><text:span text:style-name="T6">CPython is a fine implementation of Python but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it’s written in C, which makes porting to, for example, the CLI har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while psyco and stackless exist, they are very hard to maintain as Python evolv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some implementation decisions are very hard to change (e.g. refcounting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6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Enter the PyPy platform</text:p>
          </draw:text-box>
        </draw:frame>
        <draw:line draw:style-name="gr4" draw:text-style-name="P17" draw:layer="layout" svg:x1="14.076cm" svg:y1="12.629cm" svg:x2="14.076cm" svg:y2="8.925cm">
          <text:p text:style-name="P1"/>
        </draw:line>
        <draw:custom-shape draw:style-name="gr5" draw:text-style-name="P18" draw:layer="layout" svg:width="20.285cm" svg:height="1.764cm" svg:x="3.951cm" svg:y="7.197cm">
          <text:p text:style-name="P3"><text:span text:style-name="T8">Specification of the Python language</text:span></text:p>
          <draw:enhanced-geometry svg:viewBox="0 0 21600 21600" draw:path-stretchpoint-x="10800" draw:path-stretchpoint-y="10800" draw:text-areas="?f3 ?f4 ?f5 ?f6" draw:type="round-rectangle" draw:modifiers="64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8" draw:layer="layout" svg:width="20.285cm" svg:height="1.764cm" svg:x="3.951cm" svg:y="9.56cm">
          <text:p text:style-name="P3"><text:span text:style-name="T8">Compiler Framework</text:span></text:p>
          <draw:enhanced-geometry svg:viewBox="0 0 21600 21600" draw:path-stretchpoint-x="10800" draw:path-stretchpoint-y="10800" draw:text-areas="?f3 ?f4 ?f5 ?f6" draw:type="round-rectangle" draw:modifiers="64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8" draw:layer="layout" svg:width="8.114cm" svg:height="3.528cm" svg:x="10.054cm" svg:y="12.735cm">
          <text:p text:style-name="P3"><text:span text:style-name="T8">Python</text:span></text:p>
          <text:p text:style-name="P3"><text:span text:style-name="T8">with JIT</text:span></text:p>
          <draw:enhanced-geometry svg:viewBox="0 0 21600 21600" draw:type="rectangle" draw:enhanced-path="M 0 0 L 21600 0 21600 21600 0 21600 0 0 Z N"/>
        </draw:custom-shape>
        <draw:line draw:style-name="gr4" draw:text-style-name="P17" draw:layer="layout" svg:x1="0.205cm" svg:y1="11.959cm" svg:x2="14.074cm" svg:y2="11.959cm">
          <text:p text:style-name="P1"/>
        </draw:line>
        <draw:line draw:style-name="gr4" draw:text-style-name="P17" draw:layer="layout" svg:x1="4.868cm" svg:y1="12.665cm" svg:x2="4.868cm" svg:y2="11.959cm">
          <text:p text:style-name="P1"/>
        </draw:line>
        <draw:custom-shape draw:style-name="gr7" draw:text-style-name="P18" draw:layer="layout" svg:width="8.114cm" svg:height="3.493cm" svg:x="0.847cm" svg:y="12.735cm">
          <text:p text:style-name="P3"><text:span text:style-name="T8">Python</text:span></text:p>
          <text:p text:style-name="P3"><text:span text:style-name="T8">running on CLI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8.114cm" svg:height="3.528cm" svg:x="19.262cm" svg:y="12.735cm">
          <text:p text:style-name="P3"><text:span text:style-name="T8">Python for an embedded device</text:span></text:p>
          <draw:enhanced-geometry svg:viewBox="0 0 21600 21600" draw:type="rectangle" draw:enhanced-path="M 0 0 L 21600 0 21600 21600 0 21600 0 0 Z N"/>
        </draw:custom-shape>
        <draw:line draw:style-name="gr4" draw:text-style-name="P17" draw:layer="layout" svg:x1="27.727cm" svg:y1="11.959cm" svg:x2="14.11cm" svg:y2="11.959cm">
          <text:p text:style-name="P1"/>
        </draw:line>
        <draw:line draw:style-name="gr4" draw:text-style-name="P17" draw:layer="layout" svg:x1="23.283cm" svg:y1="12.665cm" svg:x2="23.283cm" svg:y2="11.959cm">
          <text:p text:style-name="P1"/>
        </draw:line>
        <draw:line draw:style-name="gr4" draw:text-style-name="P17" draw:layer="layout" svg:x1="9.56cm" svg:y1="16.862cm" svg:x2="9.56cm" svg:y2="11.993cm">
          <text:p text:style-name="P1"/>
        </draw:line>
        <draw:custom-shape draw:style-name="gr7" draw:text-style-name="P18" draw:layer="layout" svg:width="10.407cm" svg:height="3.528cm" svg:x="2.399cm" svg:y="16.898cm">
          <text:p text:style-name="P3"><text:span text:style-name="T8">Python with transactional memory</text:span></text:p>
          <draw:enhanced-geometry svg:viewBox="0 0 21600 21600" draw:type="rectangle" draw:enhanced-path="M 0 0 L 21600 0 21600 21600 0 21600 0 0 Z N"/>
        </draw:custom-shape>
        <draw:line draw:style-name="gr4" draw:text-style-name="P17" draw:layer="layout" svg:x1="18.662cm" svg:y1="16.862cm" svg:x2="18.662cm" svg:y2="11.993cm">
          <text:p text:style-name="P1"/>
        </draw:line>
        <draw:custom-shape draw:style-name="gr8" draw:text-style-name="P18" draw:layer="layout" svg:width="10.407cm" svg:height="3.528cm" svg:x="15.381cm" svg:y="16.898cm">
          <text:p text:style-name="P3"><text:span text:style-name="T8">Python just the way you like i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3" draw:layer="layout" svg:width="7.142cm" svg:height="9.524cm" svg:x="5.953cm" svg:y="1.93cm" draw:page-number="7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Titolo1" presentation:presentation-page-layout-name="AL1T1">
        <draw:frame presentation:style-name="pr4" draw:text-style-name="P19" draw:layer="layout" svg:width="19.403cm" svg:height="5.293cm" svg:x="0.528cm" svg:y="1.411cm" presentation:class="title" presentation:user-transformed="true">
          <draw:text-box>
            <text:p text:style-name="P5"><text:span text:style-name="T9">How do you specify the Python language?</text:span></text:p>
          </draw:text-box>
        </draw:frame>
        <draw:frame presentation:style-name="pr5" draw:text-style-name="P21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20">The way we did it was to write an interpreter for Python in <text:span text:style-name="T10">RPython</text:span><text:span text:style-name="T11"> –</text:span> a subset of Python that is amenable to analysis</text:p>
              </text:list-item>
            </text:list>
            <text:list text:style-name="L3">
              <text:list-item>
                <text:p text:style-name="P20">This allowed us to write unit tests for our specification/implementation that run on top of CPython</text:p>
              </text:list-item>
            </text:list>
            <text:list text:style-name="L3">
              <text:list-item>
                <text:p text:style-name="P20">Can also test entire specification/implementation in same way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8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4" draw:master-page-name="Titolo1" presentation:presentation-page-layout-name="AL1T1">
        <office:forms form:automatic-focus="false" form:apply-design-mode="false"/>
        <draw:frame presentation:style-name="pr8" draw:text-style-name="P1" draw:layer="layout" svg:width="19.015cm" svg:height="8.129cm" svg:x="0.634cm" svg:y="-0.359cm" presentation:class="title">
          <draw:text-box>
            <text:p text:style-name="P1">py.py demo</text:p>
          </draw:text-box>
        </draw:frame>
        <draw:frame draw:style-name="gr9" draw:text-style-name="P22" draw:layer="layout" svg:width="25.952cm" svg:height="14.287cm" svg:x="1.043cm" svg:y="6.35cm">
          <draw:text-box>
            <text:p text:style-name="P22"><text:span text:style-name="T12">antocuni@anto pypy $ ./bin/py.py</text:span></text:p>
            <text:p text:style-name="P22"><text:span text:style-name="T12">PyPy 1.0.0 in StdObjSpace on top of Python 2.4.4 </text:span></text:p>
            <text:p text:style-name="P22"><text:span text:style-name="T12">&gt;&gt;&gt;&gt; import sys</text:span></text:p>
            <text:p text:style-name="P22"><text:span text:style-name="T12">&gt;&gt;&gt;&gt; print sys.version</text:span></text:p>
            <text:p text:style-name="P22"><text:span text:style-name="T12">2.4.1 (pypy 1.0.0 build 43973)</text:span></text:p>
            <text:p text:style-name="P22"><text:span text:style-name="T12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9.999cm" svg:height="9.999cm" svg:x="0cm" svg:y="0cm" draw:page-number="9" presentation:class="page"/>
          <draw:frame presentation:style-name="pr9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4" draw:master-page-name="Titolo1" presentation:presentation-page-layout-name="AL1T1">
        <office:forms form:automatic-focus="false" form:apply-design-mode="false"/>
        <draw:frame presentation:style-name="pr8" draw:text-style-name="P1" draw:layer="layout" svg:width="19.015cm" svg:height="8.129cm" svg:x="0.634cm" svg:y="-0.359cm" presentation:class="title">
          <draw:text-box>
            <text:p text:style-name="P1">py.py demo</text:p>
          </draw:text-box>
        </draw:frame>
        <draw:frame draw:style-name="gr9" draw:text-style-name="P22" draw:layer="layout" svg:width="25.952cm" svg:height="14.287cm" svg:x="1.043cm" svg:y="6.35cm">
          <draw:text-box>
            <text:p text:style-name="P22"><text:span text:style-name="T13">antocuni@anto pypy $ ./bin/py.py</text:span></text:p>
            <text:p text:style-name="P22"><text:span text:style-name="T13">PyPy 1.0.0 in StdObjSpace on top of Python 2.4.4 </text:span></text:p>
            <text:p text:style-name="P22"><text:span text:style-name="T13">&gt;&gt;&gt;&gt; import sys</text:span></text:p>
            <text:p text:style-name="P22"><text:span text:style-name="T13">&gt;&gt;&gt;&gt; print sys.version</text:span></text:p>
            <text:p text:style-name="P22"><text:span text:style-name="T13">2.4.1 (pypy 1.0.0 build 43973)</text:span></text:p>
            <text:p text:style-name="P22"><text:span text:style-name="T12">&gt;&gt;&gt;&gt;</text:span></text:p>
            <text:p text:style-name="P22"><text:span text:style-name="T12">&gt;&gt;&gt;&gt; myint = 42</text:span></text:p>
            <text:p text:style-name="P22"><text:span text:style-name="T12">&gt;&gt;&gt;&gt; mystring = “Hello world”</text:span></text:p>
            <text:p text:style-name="P22"><text:span text:style-name="T12">&gt;&gt;&gt;&gt; &lt;ctrl-C&gt;</text:span></text:p>
            <text:p text:style-name="P22"><text:span text:style-name="T12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9.999cm" svg:height="9.999cm" svg:x="0cm" svg:y="0cm" draw:page-number="10" presentation:class="page"/>
          <draw:frame presentation:style-name="pr9" draw:text-style-name="P2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4" draw:master-page-name="Titolo1" presentation:presentation-page-layout-name="AL1T1">
        <office:forms form:automatic-focus="false" form:apply-design-mode="false"/>
        <draw:frame presentation:style-name="pr8" draw:text-style-name="P1" draw:layer="layout" svg:width="19.015cm" svg:height="8.129cm" svg:x="0.634cm" svg:y="-0.359cm" presentation:class="title">
          <draw:text-box>
            <text:p text:style-name="P1">py.py demo</text:p>
          </draw:text-box>
        </draw:frame>
        <draw:frame draw:style-name="gr9" draw:text-style-name="P22" draw:layer="layout" svg:width="25.952cm" svg:height="15.569cm" svg:x="1.043cm" svg:y="6.35cm">
          <draw:text-box>
            <text:p text:style-name="P22"><text:span text:style-name="T13">antocuni@anto pypy $ ./bin/py.py</text:span></text:p>
            <text:p text:style-name="P22"><text:span text:style-name="T13">PyPy 1.0.0 in StdObjSpace on top of Python 2.4.4 </text:span></text:p>
            <text:p text:style-name="P22"><text:span text:style-name="T13">&gt;&gt;&gt;&gt; import sys</text:span></text:p>
            <text:p text:style-name="P22"><text:span text:style-name="T13">&gt;&gt;&gt;&gt; print sys.version</text:span></text:p>
            <text:p text:style-name="P22"><text:span text:style-name="T13">2.4.1 (pypy 1.0.0 build 43973)</text:span></text:p>
            <text:p text:style-name="P22"><text:span text:style-name="T13">&gt;&gt;&gt;&gt;</text:span></text:p>
            <text:p text:style-name="P22"><text:span text:style-name="T13">&gt;&gt;&gt;&gt; myint = 42</text:span></text:p>
            <text:p text:style-name="P22"><text:span text:style-name="T13">&gt;&gt;&gt;&gt; mystring = “Hello world”</text:span></text:p>
            <text:p text:style-name="P22"><text:span text:style-name="T13">&gt;&gt;&gt;&gt; &lt;ctrl-C&gt;</text:span></text:p>
            <text:p text:style-name="P22"><text:span text:style-name="T12">Python 2.4.4 (#1, Jan 13 2007, 15:05:52)</text:span></text:p>
            <text:p text:style-name="P22"><text:span text:style-name="T12">[GCC 4.1.1 (Gentoo 4.1.1)] on linux2</text:span></text:p>
            <text:p text:style-name="P22"><text:span text:style-name="T12">*** Entering interpreter-level console ***</text:span></text:p>
            <text:p text:style-name="P22"><text:span text:style-name="T12">&gt;&gt;&gt; w_myint</text:span></text:p>
            <text:p text:style-name="P22"><text:span text:style-name="T12">W_IntObject(42)</text:span></text:p>
            <text:p text:style-name="P22"><text:span text:style-name="T12">&gt;&gt;&gt; w_mystring</text:span></text:p>
            <text:p text:style-name="P22"><text:span text:style-name="T12">W_StringObject('hello world')</text:span></text:p>
            <text:p text:style-name="P22"><text:span text:style-name="T12"/></text:p>
            <text:p text:style-name="P22"><text:span text:style-name="T12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9.999cm" svg:height="9.999cm" svg:x="0cm" svg:y="0cm" draw:page-number="11" presentation:class="page"/>
          <draw:frame presentation:style-name="pr9" draw:text-style-name="P23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Titolo1" presentation:presentation-page-layout-name="AL1T1">
        <draw:frame presentation:style-name="pr4" draw:text-style-name="P10" draw:layer="layout" svg:width="19.015cm" svg:height="5.293cm" svg:x="0.634cm" svg:y="1.058cm" presentation:class="title" presentation:user-transformed="true">
          <draw:text-box>
            <text:p text:style-name="P9"><text:span text:style-name="T5">Translation Aspects</text:span></text:p>
          </draw:text-box>
        </draw:frame>
        <draw:frame presentation:style-name="pr5" draw:text-style-name="P21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20">Our Python implementation/specification is very high level</text:p>
              </text:list-item>
            </text:list>
            <text:list text:style-name="L3">
              <text:list-item>
                <text:p text:style-name="P20">One of our Big Goals is to produce our customized Python implementations without compromising on this point</text:p>
              </text:list-item>
            </text:list>
            <text:list text:style-name="L3">
              <text:list-item>
                <text:p text:style-name="P20">We do this by weaving in so-called ‘translation aspects’ during the compilation process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12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3" draw:style-name="dp1" draw:master-page-name="Titolo1" presentation:presentation-page-layout-name="AL1T1">
        <draw:frame presentation:style-name="pr10" draw:text-style-name="P19" draw:layer="layout" svg:width="19.015cm" svg:height="3.493cm" svg:x="0.635cm" svg:y="1.957cm" presentation:class="title" presentation:user-transformed="true">
          <draw:text-box>
            <text:p text:style-name="P5"><text:span text:style-name="T9">RPython compiler</text:span></text:p>
          </draw:text-box>
        </draw:frame>
        <draw:custom-shape draw:style-name="gr10" draw:text-style-name="P24" draw:layer="layout" svg:width="17.464cm" svg:height="2.859cm" svg:x="1.587cm" svg:y="15.23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4" draw:layer="layout" svg:width="17.462cm" svg:height="3.492cm" svg:x="1.589cm" svg:y="8.251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2" draw:text-style-name="P26" draw:layer="layout" svg:width="2.557cm" svg:height="1.022cm" svg:x="2.84cm" svg:y="16.683cm">
          <text:p text:style-name="P25"><text:span text:style-name="T14">genc</text:span></text:p>
        </draw:rect>
        <draw:rect draw:style-name="gr12" draw:text-style-name="P26" draw:layer="layout" svg:width="2.54cm" svg:height="1.022cm" svg:x="5.699cm" svg:y="16.683cm">
          <text:p text:style-name="P25"><text:span text:style-name="T14">genllvm</text:span></text:p>
        </draw:rect>
        <draw:rect draw:style-name="gr13" draw:text-style-name="P26" draw:layer="layout" svg:width="8.255cm" svg:height="1.587cm" svg:x="10.479cm" svg:y="9.839cm">
          <text:p text:style-name="P25"><text:span text:style-name="T14">Object Oriented</text:span></text:p>
          <text:p text:style-name="P25"><text:span text:style-name="T14">Typesystem</text:span></text:p>
        </draw:rect>
        <draw:frame draw:style-name="gr14" draw:text-style-name="P26" draw:layer="layout" svg:width="17.463cm" svg:height="1.59cm" svg:x="1.589cm" svg:y="8.56cm">
          <draw:text-box>
            <text:p text:style-name="P25"><text:span text:style-name="T14">RTyper</text:span></text:p>
          </draw:text-box>
        </draw:frame>
        <draw:rect draw:style-name="gr13" draw:text-style-name="P26" draw:layer="layout" svg:width="2.54cm" svg:height="1.022cm" svg:x="16.194cm" svg:y="16.754cm">
          <text:p text:style-name="P25"><text:span text:style-name="T14">genjs</text:span></text:p>
        </draw:rect>
        <draw:rect draw:style-name="gr13" draw:text-style-name="P26" draw:layer="layout" svg:width="2.54cm" svg:height="1.022cm" svg:x="13.337cm" svg:y="16.754cm">
          <text:p text:style-name="P25"><text:span text:style-name="T14">genjvm</text:span></text:p>
        </draw:rect>
        <draw:rect draw:style-name="gr13" draw:text-style-name="P26" draw:layer="layout" svg:width="2.54cm" svg:height="1.022cm" svg:x="10.479cm" svg:y="16.754cm">
          <text:p text:style-name="P25"><text:span text:style-name="T14">gencli</text:span></text:p>
        </draw:rect>
        <draw:frame draw:style-name="gr14" draw:text-style-name="P26" draw:layer="layout" svg:width="17.463cm" svg:height="1.59cm" svg:x="1.589cm" svg:y="15.545cm">
          <draw:text-box>
            <text:p text:style-name="P25"><text:span text:style-name="T14">Backends</text:span></text:p>
          </draw:text-box>
        </draw:frame>
        <draw:rect draw:style-name="gr15" draw:text-style-name="P26" draw:layer="layout" svg:width="17.461cm" svg:height="1.271cm" svg:x="1.589cm" svg:y="5.712cm">
          <text:p text:style-name="P25"><text:span text:style-name="T14">Flowgraph generator</text:span></text:p>
        </draw:rect>
        <draw:rect draw:style-name="gr16" draw:text-style-name="P26" draw:layer="layout" svg:width="17.461cm" svg:height="1.271cm" svg:x="1.589cm" svg:y="6.983cm">
          <text:p text:style-name="P25"><text:span text:style-name="T14">Annotator</text:span></text:p>
        </draw:rect>
        <draw:custom-shape draw:style-name="gr17" draw:text-style-name="P24" draw:layer="layout" svg:width="17.462cm" svg:height="3.493cm" svg:x="1.589cm" svg:y="11.74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6" draw:layer="layout" svg:width="17.463cm" svg:height="1.59cm" svg:x="1.589cm" svg:y="12.062cm">
          <draw:text-box>
            <text:p text:style-name="P25"><text:span text:style-name="T14">Flowgraph transformations</text:span></text:p>
          </draw:text-box>
        </draw:frame>
        <draw:rect draw:style-name="gr13" draw:text-style-name="P26" draw:layer="layout" svg:width="8.255cm" svg:height="1.587cm" svg:x="10.479cm" svg:y="13.334cm">
          <text:p text:style-name="P25"><text:span text:style-name="T14">OOType</text:span></text:p>
          <text:p text:style-name="P25"><text:span text:style-name="T14">tranformations</text:span></text:p>
        </draw:rect>
        <draw:rect draw:style-name="gr12" draw:text-style-name="P26" draw:layer="layout" svg:width="8.255cm" svg:height="1.587cm" svg:x="1.906cm" svg:y="13.334cm">
          <text:p text:style-name="P25"><text:span text:style-name="T14">LLType</text:span></text:p>
          <text:p text:style-name="P25"><text:span text:style-name="T14">tranformations</text:span></text:p>
        </draw:rect>
        <draw:rect draw:style-name="gr12" draw:text-style-name="P26" draw:layer="layout" svg:width="8.255cm" svg:height="1.587cm" svg:x="1.906cm" svg:y="9.839cm">
          <text:p text:style-name="P25"><text:span text:style-name="T14">Low Level</text:span></text:p>
          <text:p text:style-name="P25"><text:span text:style-name="T14">Typesystem</text:span></text:p>
        </draw:rect>
        <draw:rect draw:style-name="gr18" draw:text-style-name="P26" draw:layer="layout" svg:width="3.81cm" svg:height="1.536cm" svg:x="15.24cm" svg:y="18.784cm">
          <text:p text:style-name="P25"><text:span text:style-name="T14">pypy</text:span></text:p>
          <text:p text:style-name="P25"><text:span text:style-name="T14">as-you-want</text:span></text:p>
        </draw:rect>
        <draw:rect draw:style-name="gr18" draw:text-style-name="P26" draw:layer="layout" svg:width="3.809cm" svg:height="1.534cm" svg:x="10.795cm" svg:y="18.784cm">
          <text:p text:style-name="P25"><text:span text:style-name="T14">pypy-cli</text:span></text:p>
        </draw:rect>
        <draw:rect draw:style-name="gr18" draw:text-style-name="P26" draw:layer="layout" svg:width="3.809cm" svg:height="1.534cm" svg:x="6.351cm" svg:y="18.784cm">
          <text:p text:style-name="P25"><text:span text:style-name="T14">pypy-llvm</text:span></text:p>
        </draw:rect>
        <draw:rect draw:style-name="gr18" draw:text-style-name="P26" draw:layer="layout" svg:width="4.127cm" svg:height="1.534cm" svg:x="1.589cm" svg:y="18.73cm">
          <text:p text:style-name="P25"><text:span text:style-name="T14">pypy-c</text:span></text:p>
        </draw:rect>
        <presentation:notes draw:style-name="dp3">
          <draw:page-thumbnail draw:style-name="gr3" draw:layer="layout" svg:width="7.142cm" svg:height="9.524cm" svg:x="5.953cm" svg:y="1.93cm" draw:page-number="13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4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The Annotator</text:p>
          </draw:text-box>
        </draw:frame>
        <draw:frame presentation:style-name="pr11" draw:text-style-name="P21" draw:layer="layout" svg:width="28.22cm" svg:height="13.125cm" svg:x="0cm" svg:y="6.667cm" presentation:class="outline" presentation:user-transformed="true">
          <draw:text-box>
            <text:list text:style-name="L3">
              <text:list-item>
                <text:p text:style-name="P20">Works on control flow graphs of the source program</text:p>
              </text:list-item>
            </text:list>
            <text:list text:style-name="L3">
              <text:list-item>
                <text:p text:style-name="P20">Type annotation associates variables with information about which values they can take at run time</text:p>
              </text:list-item>
            </text:list>
            <text:list text:style-name="L3">
              <text:list-item>
                <text:p text:style-name="P20">An unusual feature of PyPy’s approach is that the annotator works on live objects which means it never sees initialization code, so that can use <text:span text:style-name="T15">exec</text:span> and other dynamic tricks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14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The Annotator</text:p>
          </draw:text-box>
        </draw:frame>
        <draw:frame presentation:style-name="pr5" draw:text-style-name="P21" draw:layer="layout" svg:width="27.94cm" svg:height="12.419cm" svg:x="0cm" svg:y="7.338cm" presentation:class="outline" presentation:user-transformed="true">
          <draw:text-box>
            <text:list text:style-name="L3">
              <text:list-item>
                <text:p text:style-name="P20">Annotation starts at a given entry point and discovers as it proceeds which functions may be called by the input program</text:p>
              </text:list-item>
            </text:list>
            <text:list text:style-name="L3">
              <text:list-item>
                <text:p text:style-name="P20">Does not modify the graphs; end result is essentially a big dictionary</text:p>
              </text:list-item>
            </text:list>
            <text:list text:style-name="L3">
              <text:list-item>
                <text:p text:style-name="P20">Read “Compiling dynamic language implementations” on the web site for more than is on these slides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15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The RTyper</text:p>
          </draw:text-box>
        </draw:frame>
        <draw:frame presentation:style-name="pr5" draw:text-style-name="P21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20">The RTyper takes as input an annotated RPython program (e.g. our Python implementation)</text:p>
              </text:list-item>
            </text:list>
            <text:list text:style-name="L3">
              <text:list-item>
                <text:p text:style-name="P20">It reduces the abstraction level of the graphs towards that of the target platform</text:p>
              </text:list-item>
            </text:list>
            <text:list text:style-name="L3">
              <text:list-item>
                <text:p text:style-name="P20">This is where the magic of PyPy really starts to get going :-)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16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7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The RTyper</text:p>
          </draw:text-box>
        </draw:frame>
        <draw:frame presentation:style-name="pr5" draw:text-style-name="P21" draw:layer="layout" svg:width="27.94cm" svg:height="12.419cm" svg:x="0cm" svg:y="7.338cm" presentation:class="outline" presentation:user-transformed="true">
          <draw:text-box>
            <text:list text:style-name="L3">
              <text:list-item>
                <text:p text:style-name="P20">Can target a C-ish, pointer-using language or an object-oriented language like Java or Smalltalk with classes and instances</text:p>
              </text:list-item>
            </text:list>
            <text:list text:style-name="L3">
              <text:list-item>
                <text:p text:style-name="P20">Resulting graphs are not completely low-level: still assume automatic memory management for example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17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Titolo1" presentation:presentation-page-layout-name="AL1T1">
        <draw:frame presentation:style-name="pr4" draw:text-style-name="P19" draw:layer="layout" svg:width="19.015cm" svg:height="5.293cm" svg:x="0.634cm" svg:y="1.058cm" presentation:class="title" presentation:user-transformed="true">
          <draw:text-box>
            <text:p text:style-name="P27"><text:span text:style-name="T9">Reducing Abstraction</text:span></text:p>
          </draw:text-box>
        </draw:frame>
        <draw:frame presentation:style-name="pr12" draw:text-style-name="P21" draw:layer="layout" svg:width="27.94cm" svg:height="13.23cm" svg:x="0cm" svg:y="6.984cm" presentation:class="outline" presentation:user-transformed="true">
          <draw:text-box>
            <text:list text:style-name="L3">
              <text:list-item>
                <text:p text:style-name="P20">Many high level operations apply to different types – the most extreme example probably being calling an object</text:p>
              </text:list-item>
            </text:list>
            <text:list text:style-name="L3">
              <text:list-item>
                <text:p text:style-name="P20">For example, calling a function is RTyped to a “<text:span text:style-name="T15">direct_call</text:span><text:span text:style-name="T16">” operation</text:span></text:p>
              </text:list-item>
            </text:list>
            <text:list text:style-name="L3">
              <text:list-item>
                <text:p text:style-name="P20">But calling a class becomes a sequence of operations including allocating memory for the instance and calling any <text:span text:style-name="T15">__init__</text:span> function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18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9" draw:style-name="dp1" draw:master-page-name="Titolo1" presentation:presentation-page-layout-name="AL1T1">
        <draw:frame presentation:style-name="pr4" draw:text-style-name="P10" draw:layer="layout" svg:width="19.015cm" svg:height="5.293cm" svg:x="0.634cm" svg:y="1.058cm" presentation:class="title" presentation:user-transformed="true">
          <draw:text-box>
            <text:p text:style-name="P9"><text:span text:style-name="T5">Further Transforms</text:span></text:p>
          </draw:text-box>
        </draw:frame>
        <draw:frame presentation:style-name="pr13" draw:text-style-name="P30" draw:layer="layout" svg:width="28.22cm" svg:height="13.999cm" svg:x="0cm" svg:y="6.667cm" presentation:class="outline" presentation:user-transformed="true">
          <draw:text-box>
            <text:list text:style-name="L3">
              <text:list-item>
                <text:p text:style-name="P28">RTyping is followed by a sequence of further transforms, depending on target platform and options supplied:</text:p>
              </text:list-item>
            </text:list>
            <text:list text:style-name="L4">
              <text:list-item>
                <text:list>
                  <text:list-item>
                    <text:p text:style-name="P29">GC transformer – inserts explicit memory management operatio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9">Stackless transform – inserts bookkeeping and extra operations to allow use of coroutines, tasklets etc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9">Various optimizations – malloc removal, inlining, ..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19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The Backend(s)</text:p>
          </draw:text-box>
        </draw:frame>
        <draw:frame presentation:style-name="pr5" draw:text-style-name="P21" draw:layer="layout" svg:width="27.94cm" svg:height="12.419cm" svg:x="0cm" svg:y="7.338cm" presentation:class="outline" presentation:user-transformed="true">
          <draw:text-box>
            <text:list text:style-name="L3">
              <text:list-item>
                <text:p text:style-name="P20">Maintained backends: C, LLVM, CLI/.NET, JVM and JavaScript</text:p>
              </text:list-item>
            </text:list>
            <text:list text:style-name="L3">
              <text:list-item>
                <text:p text:style-name="P20">All proceed in two phases:</text:p>
              </text:list-item>
            </text:list>
            <text:list text:style-name="L4">
              <text:list-item>
                <text:list>
                  <text:list-item>
                    <text:p text:style-name="P31">Traverse the forest of rtyped graphs, computing names for everyth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1">Spit out the cod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0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Status</text:p>
          </draw:text-box>
        </draw:frame>
        <draw:frame presentation:style-name="pr5" draw:text-style-name="P21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28">The Standard Interpreter almost completely compatible with Python 2.4.4</text:p>
              </text:list-item>
            </text:list>
            <text:list text:style-name="L3">
              <text:list-item>
                <text:p text:style-name="P32">The compiler framework:</text:p>
              </text:list-item>
            </text:list>
            <text:list text:style-name="L4">
              <text:list-item>
                <text:list>
                  <text:list-item>
                    <text:p text:style-name="P33">Produces standalone binari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3">C, LLVM and CLI backends well supported, JVM very nearly comple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3">JavaScript backend works, but not for all of PyPy (not really intended to, either)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1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2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Status</text:p>
          </draw:text-box>
        </draw:frame>
        <draw:frame presentation:style-name="pr5" draw:text-style-name="P21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20">The C backend support “stackless” features – coroutines, tasklets, recursion only limited by RAM</text:p>
              </text:list-item>
            </text:list>
            <text:list text:style-name="L3">
              <text:list-item>
                <text:p text:style-name="P20">Can use OS threads with a simple “GIL-thread” model</text:p>
              </text:list-item>
            </text:list>
            <text:list text:style-name="L3">
              <text:list-item>
                <text:p text:style-name="P20">Our Python specification/implementation has remained free of all these implementation decisions!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2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3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What we’re working on now</text:p>
          </draw:text-box>
        </draw:frame>
        <draw:frame presentation:style-name="pr5" draw:text-style-name="P21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28">The JIT</text:p>
              </text:list-item>
            </text:list>
            <text:list text:style-name="L4">
              <text:list-item>
                <text:list>
                  <text:list-item>
                    <text:p text:style-name="P34">i386, PowerPC and LLVM backends</text:p>
                  </text:list-item>
                </text:list>
              </text:list-item>
            </text:list>
            <text:list text:style-name="L3">
              <text:list-item>
                <text:p text:style-name="P35">Object optimizations</text:p>
              </text:list-item>
            </text:list>
            <text:list text:style-name="L4">
              <text:list-item>
                <text:list>
                  <text:list-item>
                    <text:p text:style-name="P34">Dict variants, method caching, …</text:p>
                  </text:list-item>
                </text:list>
              </text:list-item>
            </text:list>
            <text:list text:style-name="L3">
              <text:list-item>
                <text:p text:style-name="P35">Integration with .NET</text:p>
              </text:list-item>
            </text:list>
            <text:list text:style-name="L3">
              <text:list-item>
                <text:p text:style-name="P35">Security and distribution prototypes</text:p>
              </text:list-item>
            </text:list>
            <text:list text:style-name="L4">
              <text:list-item>
                <text:list>
                  <text:list-item>
                    <text:p text:style-name="P34">Not trying to revive rexec for now though…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3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4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Things that make PyPy unique</text:p>
          </draw:text-box>
        </draw:frame>
        <draw:frame presentation:style-name="pr5" draw:text-style-name="P21" draw:layer="layout" svg:width="27.94cm" svg:height="12.419cm" svg:x="0cm" svg:y="7.338cm" presentation:class="outline" presentation:user-transformed="true">
          <draw:text-box>
            <text:list text:style-name="L3">
              <text:list-item>
                <text:p text:style-name="P20">The Just-In-Time compiler (and the way it has been made)</text:p>
              </text:list-item>
            </text:list>
            <text:list text:style-name="L3">
              <text:list-item>
                <text:p text:style-name="P20">Transparent Proxies</text:p>
              </text:list-item>
            </text:list>
            <text:list text:style-name="L3">
              <text:list-item>
                <text:p text:style-name="P20">Runtime modifiable Grammar</text:p>
              </text:list-item>
            </text:list>
            <text:list text:style-name="L3">
              <text:list-item>
                <text:p text:style-name="P20">Thunk object space</text:p>
              </text:list-item>
            </text:list>
            <text:list text:style-name="L3">
              <text:list-item>
                <text:p text:style-name="P20">JavaScript (demos: b-n-b and rxconsole)</text:p>
              </text:list-item>
            </text:list>
            <text:list text:style-name="L3">
              <text:list-item>
                <text:p text:style-name="P20">Logic programming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4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About the project</text:p>
          </draw:text-box>
        </draw:frame>
        <draw:frame presentation:style-name="pr5" draw:text-style-name="P21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20">Open source, of course (MIT license)</text:p>
              </text:list-item>
            </text:list>
            <text:list text:style-name="L3">
              <text:list-item>
                <text:p text:style-name="P20">Distributed – the 12 paid developers live in 6 countries, contributers from many more</text:p>
              </text:list-item>
            </text:list>
            <text:list text:style-name="L3">
              <text:list-item>
                <text:p text:style-name="P20">Sprint driven development – focussed week long coding sessions, every ~6 weeks during funding period</text:p>
              </text:list-item>
            </text:list>
            <text:list text:style-name="L3">
              <text:list-item>
                <text:p text:style-name="P20">Extreme Programming practices: pair programming, test-driven development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5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Future Facts</text:p>
          </draw:text-box>
        </draw:frame>
        <draw:frame presentation:style-name="pr14" draw:text-style-name="P21" draw:layer="layout" svg:width="27.94cm" svg:height="13.019cm" svg:x="0cm" svg:y="7.161cm" presentation:class="outline" presentation:user-transformed="true">
          <draw:text-box>
            <text:list text:style-name="L3">
              <text:list-item>
                <text:p text:style-name="P28">Funding period ended March 31st</text:p>
              </text:list-item>
            </text:list>
            <text:list text:style-name="L3">
              <text:list-item>
                <text:p text:style-name="P36">So PyPy development ended? Of course not!</text:p>
              </text:list-item>
            </text:list>
            <text:list text:style-name="L4">
              <text:list-item>
                <text:list>
                  <text:list-item>
                    <text:p text:style-name="P37">PyPy was a hobbyist open source project before funding, will return to that sta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7">… for a while, at leas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6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Future Hopes</text:p>
          </draw:text-box>
        </draw:frame>
        <draw:frame presentation:style-name="pr5" draw:text-style-name="P21" draw:layer="layout" svg:width="28.22cm" svg:height="13.586cm" svg:x="0cm" svg:y="7.338cm" presentation:class="outline" presentation:user-transformed="true">
          <draw:text-box>
            <text:list text:style-name="L3">
              <text:list-item>
                <text:p text:style-name="P20">At least in my opinion, the work so far on PyPy has mostly been preparatory – the real fun is yet to come.</text:p>
              </text:list-item>
            </text:list>
            <text:list text:style-name="L3">
              <text:list-item>
                <text:p text:style-name="P20">Likely future work includes:</text:p>
              </text:list-item>
            </text:list>
            <text:list text:style-name="L4">
              <text:list-item>
                <text:list>
                  <text:list-item>
                    <text:p text:style-name="P31">More work on the JI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1">Reducing code duplic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1">Improved C gluing, better GIL hand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1">Better interpreter for CLI and JVM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7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Titolo1" presentation:presentation-page-layout-name="AL1T1">
        <draw:frame presentation:style-name="pr4" draw:text-style-name="P8" draw:layer="layout" svg:width="19.015cm" svg:height="5.293cm" svg:x="0.634cm" svg:y="1.058cm" presentation:class="title" presentation:user-transformed="true">
          <draw:text-box>
            <text:p text:style-name="P5">Future Dreams</text:p>
          </draw:text-box>
        </draw:frame>
        <draw:frame presentation:style-name="pr5" draw:text-style-name="P21" draw:layer="layout" svg:width="28.22cm" svg:height="12.419cm" svg:x="0cm" svg:y="7.338cm" presentation:class="outline" presentation:user-transformed="true">
          <draw:text-box>
            <text:list text:style-name="L3">
              <text:list-item>
                <text:p text:style-name="P20">High performance compacting, generational, etc GC (steal ideas from Jikes?)</text:p>
              </text:list-item>
            </text:list>
            <text:list text:style-name="L3">
              <text:list-item>
                <text:p text:style-name="P20">Implementations of other dynamic languages such as JavaScript, Prolog (already started), Ruby (?), Perl (??) (which will get a JIT essentially for free)</text:p>
              </text:list-item>
            </text:list>
            <text:list text:style-name="L3">
              <text:list-item>
                <text:p text:style-name="P20">The ability to have dynamically loaded extension modules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8" presentation:class="page"/>
          <draw:frame presentation:style-name="pr6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Titolo2" presentation:presentation-page-layout-name="AL1T1">
        <draw:frame presentation:style-name="pr15" draw:text-style-name="P39" draw:layer="layout" svg:width="19.015cm" svg:height="5.293cm" svg:x="0.634cm" svg:y="1.058cm" presentation:class="title" presentation:user-transformed="true">
          <draw:text-box>
            <text:p text:style-name="P38"><text:span text:style-name="T6">Join the fun!</text:span></text:p>
          </draw:text-box>
        </draw:frame>
        <draw:frame presentation:style-name="pr16" draw:text-style-name="P12" draw:layer="layout" svg:width="27.94cm" svg:height="12.419cm" svg:x="0cm" svg:y="7.338cm" presentation:class="outline" presentation:user-transformed="true">
          <draw:text-box>
            <text:list text:style-name="L3">
              <text:list-item>
                <text:p text:style-name="P20"><text:span text:style-name="T6">Project relies more than ever on getting the community involved</text:span></text:p>
              </text:list-item>
            </text:list>
            <text:list text:style-name="L3">
              <text:list-item>
                <text:p text:style-name="P20"><text:span text:style-name="T6">Read documentation:</text:span><text:span text:style-name="T17"><text:line-break/></text:span><text:span text:style-name="T18"> </text:span><text:span text:style-name="T19"><text:line-break/></text:span> <text:s text:c="3"/><text:span text:style-name="T20"><text:a xlink:href="http://codespeak.net/pypy/">http://codespeak.net/pypy/</text:a></text:span></text:p>
              </text:list-item>
            </text:list>
            <text:list text:style-name="L3">
              <text:list-item>
                <text:p text:style-name="P40"><text:span text:style-name="T6">Come hang out in </text:span><text:span text:style-name="T21">#pypy</text:span><text:span text:style-name="T6"> on freenode, post to</text:span><text:span text:style-name="T6"><text:line-break/></text:span><text:span text:style-name="T6">pypy-dev</text:span></text:p>
              </text:list-item>
            </text:list>
            <text:list text:style-name="L3">
              <text:list-item>
                <text:p text:style-name="P20"><text:span text:style-name="T6">Probably will be easier to keep up now…</text:span>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29" presentation:class="page"/>
          <draw:frame presentation:style-name="pr17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Titolo2" presentation:presentation-page-layout-name="AL1T1">
        <draw:frame presentation:style-name="pr15" draw:text-style-name="P42" draw:layer="layout" svg:width="19.015cm" svg:height="5.293cm" svg:x="0.634cm" svg:y="1.058cm" presentation:class="title" presentation:user-transformed="true">
          <draw:text-box>
            <text:p text:style-name="P41"><text:span text:style-name="T22">Thanks for listening!</text:span></text:p>
          </draw:text-box>
        </draw:frame>
        <draw:frame presentation:style-name="pr18" draw:text-style-name="P12" draw:layer="layout" svg:width="22.719cm" svg:height="9.526cm" svg:x="2.751cm" svg:y="7.336cm" presentation:class="outline" presentation:user-transformed="true">
          <draw:text-box>
            <text:list text:style-name="L5">
              <text:list-item>
                <text:p text:style-name="P43"><text:span text:style-name="T6">Any Questions?</text:span></text:p>
              </text:list-item>
            </text:list>
          </draw:text-box>
        </draw:frame>
        <presentation:notes draw:style-name="dp3">
          <draw:page-thumbnail draw:style-name="gr3" draw:layer="layout" svg:width="7.142cm" svg:height="9.524cm" svg:x="5.953cm" svg:y="1.93cm" draw:page-number="30" presentation:class="page"/>
          <draw:frame presentation:style-name="pr17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StealthEnd_20_5" draw:display-name="msArrowStealthEnd 5" svg:viewBox="0 0 318 318" svg:d="m159 0 159 318-159-128-159 1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Gill Sans'" style:font-family-generic="swiss" style:font-pitch="variable" fo:color="#006f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f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f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f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f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60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1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0.538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785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1-backgroundobjects" style:family="presentation">
      <style:graphic-properties draw:shadow="hidden" draw:shadow-offset-x="0.3cm" draw:shadow-offset-y="0.3cm" draw:shadow-color="#808080"/>
    </style:style>
    <style:style style:name="Titolo1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18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18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18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18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18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18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18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18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18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18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1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0.538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785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1-outline2" style:family="presentation" style:parent-style-name="Titolo1-outline1">
      <style:paragraph-properties fo:margin-left="2.738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3" style:family="presentation" style:parent-style-name="Titolo1-outline2">
      <style:paragraph-properties fo:margin-left="3.007cm" fo:margin-right="0cm" fo:margin-top="0.635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4" style:family="presentation" style:parent-style-name="Titolo1-outline3">
      <style:paragraph-properties fo:margin-left="4.678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401cm"/>
          <style:tab-stop style:position="2.941cm"/>
          <style:tab-stop style:position="5.481cm"/>
          <style:tab-stop style:position="8.021cm"/>
          <style:tab-stop style:position="10.561cm"/>
          <style:tab-stop style:position="13.101cm"/>
          <style:tab-stop style:position="15.641cm"/>
          <style:tab-stop style:position="18.181cm"/>
          <style:tab-stop style:position="20.721cm"/>
          <style:tab-stop style:position="23.2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5" style:family="presentation" style:parent-style-name="Titolo1-outline4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6" style:family="presentation" style:parent-style-name="Titolo1-outline5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7" style:family="presentation" style:parent-style-name="Titolo1-outline6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8" style:family="presentation" style:parent-style-name="Titolo1-outline7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-outline9" style:family="presentation" style:parent-style-name="Titolo1-outline8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2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0.538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785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2-backgroundobjects" style:family="presentation">
      <style:graphic-properties draw:shadow="hidden" draw:shadow-offset-x="0.3cm" draw:shadow-offset-y="0.3cm" draw:shadow-color="#808080"/>
    </style:style>
    <style:style style:name="Titolo2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73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73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73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73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73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73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73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73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73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73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3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2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0.538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785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2-outline2" style:family="presentation" style:parent-style-name="Titolo2-outline1">
      <style:paragraph-properties fo:margin-left="2.738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3" style:family="presentation" style:parent-style-name="Titolo2-outline2">
      <style:paragraph-properties fo:margin-left="3.007cm" fo:margin-right="0cm" fo:margin-top="0.635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4" style:family="presentation" style:parent-style-name="Titolo2-outline3">
      <style:paragraph-properties fo:margin-left="4.678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401cm"/>
          <style:tab-stop style:position="2.941cm"/>
          <style:tab-stop style:position="5.481cm"/>
          <style:tab-stop style:position="8.021cm"/>
          <style:tab-stop style:position="10.561cm"/>
          <style:tab-stop style:position="13.101cm"/>
          <style:tab-stop style:position="15.641cm"/>
          <style:tab-stop style:position="18.181cm"/>
          <style:tab-stop style:position="20.721cm"/>
          <style:tab-stop style:position="23.26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5" style:family="presentation" style:parent-style-name="Titolo2-outline4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6" style:family="presentation" style:parent-style-name="Titolo2-outline5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7" style:family="presentation" style:parent-style-name="Titolo2-outline6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8" style:family="presentation" style:parent-style-name="Titolo2-outline7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2-outline9" style:family="presentation" style:parent-style-name="Titolo2-outline8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3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3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Titolo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3-backgroundobjects" style:family="presentation">
      <style:graphic-properties draw:shadow="hidden" draw:shadow-offset-x="0.3cm" draw:shadow-offset-y="0.3cm" draw:shadow-color="#808080"/>
    </style:style>
    <style:style style:name="Titolo3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2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2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2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2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2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2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2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2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2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2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3-outline1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Titolo3-outline2" style:family="presentation" style:parent-style-name="Titolo3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3" style:family="presentation" style:parent-style-name="Titolo3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4" style:family="presentation" style:parent-style-name="Titolo3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5" style:family="presentation" style:parent-style-name="Titolo3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6" style:family="presentation" style:parent-style-name="Titolo3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7" style:family="presentation" style:parent-style-name="Titolo3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8" style:family="presentation" style:parent-style-name="Titolo3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3-outline9" style:family="presentation" style:parent-style-name="Titolo3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4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4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22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785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4-backgroundobjects" style:family="presentation">
      <style:graphic-properties draw:shadow="hidden" draw:shadow-offset-x="0.3cm" draw:shadow-offset-y="0.3cm" draw:shadow-color="#808080"/>
    </style:style>
    <style:style style:name="Titolo4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65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5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5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5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5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4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22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785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4-outline2" style:family="presentation" style:parent-style-name="Titolo4-outline1">
      <style:paragraph-properties fo:margin-left="2.738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3" style:family="presentation" style:parent-style-name="Titolo4-outline2">
      <style:paragraph-properties fo:margin-left="3.69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1.389cm"/>
          <style:tab-stop style:position="3.929cm"/>
          <style:tab-stop style:position="6.469cm"/>
          <style:tab-stop style:position="9.009cm"/>
          <style:tab-stop style:position="11.549cm"/>
          <style:tab-stop style:position="14.089cm"/>
          <style:tab-stop style:position="16.629cm"/>
          <style:tab-stop style:position="19.169cm"/>
          <style:tab-stop style:position="21.709cm"/>
          <style:tab-stop style:position="24.249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4" style:family="presentation" style:parent-style-name="Titolo4-outline3">
      <style:paragraph-properties fo:margin-left="4.678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0.401cm"/>
          <style:tab-stop style:position="2.941cm"/>
          <style:tab-stop style:position="5.481cm"/>
          <style:tab-stop style:position="8.021cm"/>
          <style:tab-stop style:position="10.561cm"/>
          <style:tab-stop style:position="13.101cm"/>
          <style:tab-stop style:position="15.641cm"/>
          <style:tab-stop style:position="18.181cm"/>
          <style:tab-stop style:position="20.721cm"/>
          <style:tab-stop style:position="23.26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5" style:family="presentation" style:parent-style-name="Titolo4-outline4">
      <style:paragraph-properties fo:margin-left="5.631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6" style:family="presentation" style:parent-style-name="Titolo4-outline5">
      <style:paragraph-properties fo:margin-left="5.631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7" style:family="presentation" style:parent-style-name="Titolo4-outline6">
      <style:paragraph-properties fo:margin-left="5.631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8" style:family="presentation" style:parent-style-name="Titolo4-outline7">
      <style:paragraph-properties fo:margin-left="5.631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4-outline9" style:family="presentation" style:parent-style-name="Titolo4-outline8">
      <style:paragraph-properties fo:margin-left="5.631cm" fo:margin-right="0cm" fo:margin-top="1.30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5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5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Titolo5-background" style:family="presentation">
      <style:graphic-properties draw:stroke="none" draw:fill="solid" draw:fill-color="#e5e5e5" draw:textarea-horizontal-align="center" draw:textarea-vertical-align="middle" draw:shadow="hidden"/>
      <style:paragraph-properties fo:text-align="center"/>
    </style:style>
    <style:style style:name="Titolo5-backgroundobjects" style:family="presentation">
      <style:graphic-properties draw:shadow="hidden" draw:shadow-offset-x="0.3cm" draw:shadow-offset-y="0.3cm" draw:shadow-color="#808080"/>
    </style:style>
    <style:style style:name="Titolo5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8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8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8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8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8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8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8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8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8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8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5-outline1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Titolo5-outline2" style:family="presentation" style:parent-style-name="Titolo5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3" style:family="presentation" style:parent-style-name="Titolo5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4" style:family="presentation" style:parent-style-name="Titolo5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5" style:family="presentation" style:parent-style-name="Titolo5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6" style:family="presentation" style:parent-style-name="Titolo5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7" style:family="presentation" style:parent-style-name="Titolo5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8" style:family="presentation" style:parent-style-name="Titolo5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5-outline9" style:family="presentation" style:parent-style-name="Titolo5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family-complex="'ヒラギノ角ゴ Pro W3'" style:font-pitch-complex="variable" style:font-size-complex="28pt" style:font-relief="none"/>
    </style:style>
    <style:style style:name="Titolo6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54pt" fo:font-style="normal" fo:text-shadow="none" style:text-underline-style="none" fo:font-weight="normal" style:font-family-asian="'ヒラギノ角ゴ Pro W3'" style:font-pitch-asian="variable" style:font-size-asian="54pt" style:font-style-asian="normal" style:font-weight-asian="normal" style:font-family-complex="'ヒラギノ角ゴ Pro W3'" style:font-pitch-complex="variable" style:font-size-complex="54pt" style:font-style-complex="normal" style:font-weight-complex="normal" style:text-emphasize="none" style:font-relief="none"/>
    </style:style>
    <style:style style:name="Titolo6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text-emphasize="none" style:font-relief="none"/>
    </style:style>
    <style:style style:name="Titolo6-background" style:family="presentation">
      <style:graphic-properties draw:stroke="none" draw:fill="solid" draw:fill-color="#e5e5e5" draw:textarea-horizontal-align="center" draw:textarea-vertical-align="middle" draw:shadow="hidden"/>
      <style:paragraph-properties fo:text-align="center"/>
    </style:style>
    <style:style style:name="Titolo6-backgroundobjects" style:family="presentation">
      <style:graphic-properties draw:shadow="hidden" draw:shadow-offset-x="0.3cm" draw:shadow-offset-y="0.3cm" draw:shadow-color="#808080"/>
    </style:style>
    <style:style style:name="Titolo6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42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42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42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42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42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42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42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42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42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42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2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6-outline1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text-emphasize="none" style:font-relief="none"/>
    </style:style>
    <style:style style:name="Titolo6-outline2" style:family="presentation" style:parent-style-name="Titolo6-outline1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3" style:family="presentation" style:parent-style-name="Titolo6-outline2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4" style:family="presentation" style:parent-style-name="Titolo6-outline3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5" style:family="presentation" style:parent-style-name="Titolo6-outline4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6" style:family="presentation" style:parent-style-name="Titolo6-outline5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7" style:family="presentation" style:parent-style-name="Titolo6-outline6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8" style:family="presentation" style:parent-style-name="Titolo6-outline7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6-outline9" style:family="presentation" style:parent-style-name="Titolo6-outline8"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family-complex="'ヒラギノ角ゴ Pro W3'" style:font-pitch-complex="variable" style:font-size-complex="26pt" style:font-relief="none"/>
    </style:style>
    <style:style style:name="Titolo7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7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705cm" text:min-label-width="1.22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2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22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927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7-backgroundobjects" style:family="presentation">
      <style:graphic-properties draw:shadow="hidden" draw:shadow-offset-x="0.3cm" draw:shadow-offset-y="0.3cm" draw:shadow-color="#808080"/>
    </style:style>
    <style:style style:name="Titolo7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65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5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5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5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5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5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7-outline1" style:family="presentation">
      <style:graphic-properties draw:stroke="none" draw:fill="none">
        <text:list-style>
          <text:list-level-style-bullet text:level="1" text:bullet-char="•">
            <style:list-level-properties text:space-before="0.705cm" text:min-label-width="1.22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2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22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927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7-outline2" style:family="presentation" style:parent-style-name="Titolo7-outline1">
      <style:paragraph-properties fo:margin-left="2.87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2.2cm"/>
          <style:tab-stop style:position="4.74cm"/>
          <style:tab-stop style:position="7.28cm"/>
          <style:tab-stop style:position="9.82cm"/>
          <style:tab-stop style:position="12.36cm"/>
          <style:tab-stop style:position="14.9cm"/>
          <style:tab-stop style:position="17.44cm"/>
          <style:tab-stop style:position="19.98cm"/>
          <style:tab-stop style:position="22.52cm"/>
          <style:tab-stop style:position="25.06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3" style:family="presentation" style:parent-style-name="Titolo7-outline2">
      <style:paragraph-properties fo:margin-left="3.83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247cm"/>
          <style:tab-stop style:position="3.787cm"/>
          <style:tab-stop style:position="6.327cm"/>
          <style:tab-stop style:position="8.867cm"/>
          <style:tab-stop style:position="11.407cm"/>
          <style:tab-stop style:position="13.947cm"/>
          <style:tab-stop style:position="16.487cm"/>
          <style:tab-stop style:position="19.027cm"/>
          <style:tab-stop style:position="21.567cm"/>
          <style:tab-stop style:position="24.10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4" style:family="presentation" style:parent-style-name="Titolo7-outline3">
      <style:paragraph-properties fo:margin-left="4.81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26cm"/>
          <style:tab-stop style:position="2.8cm"/>
          <style:tab-stop style:position="5.34cm"/>
          <style:tab-stop style:position="7.88cm"/>
          <style:tab-stop style:position="10.42cm"/>
          <style:tab-stop style:position="12.96cm"/>
          <style:tab-stop style:position="15.5cm"/>
          <style:tab-stop style:position="18.04cm"/>
          <style:tab-stop style:position="20.58cm"/>
          <style:tab-stop style:position="23.12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5" style:family="presentation" style:parent-style-name="Titolo7-outline4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6" style:family="presentation" style:parent-style-name="Titolo7-outline5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7" style:family="presentation" style:parent-style-name="Titolo7-outline6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8" style:family="presentation" style:parent-style-name="Titolo7-outline7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7-outline9" style:family="presentation" style:parent-style-name="Titolo7-outline8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8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705cm" text:min-label-width="1.22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2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22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927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8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8-backgroundobjects" style:family="presentation">
      <style:graphic-properties draw:shadow="hidden" draw:shadow-offset-x="0.3cm" draw:shadow-offset-y="0.3cm" draw:shadow-color="#808080"/>
    </style:style>
    <style:style style:name="Titolo8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69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9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9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9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9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9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9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9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9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9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9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8-outline1" style:family="presentation">
      <style:graphic-properties draw:stroke="none" draw:fill="none">
        <text:list-style>
          <text:list-level-style-bullet text:level="1" text:bullet-char="•">
            <style:list-level-properties text:space-before="0.705cm" text:min-label-width="1.22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2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22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927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8-outline2" style:family="presentation" style:parent-style-name="Titolo8-outline1">
      <style:paragraph-properties fo:margin-left="2.87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2.2cm"/>
          <style:tab-stop style:position="4.74cm"/>
          <style:tab-stop style:position="7.28cm"/>
          <style:tab-stop style:position="9.82cm"/>
          <style:tab-stop style:position="12.36cm"/>
          <style:tab-stop style:position="14.9cm"/>
          <style:tab-stop style:position="17.44cm"/>
          <style:tab-stop style:position="19.98cm"/>
          <style:tab-stop style:position="22.52cm"/>
          <style:tab-stop style:position="25.06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3" style:family="presentation" style:parent-style-name="Titolo8-outline2">
      <style:paragraph-properties fo:margin-left="3.83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247cm"/>
          <style:tab-stop style:position="3.787cm"/>
          <style:tab-stop style:position="6.327cm"/>
          <style:tab-stop style:position="8.867cm"/>
          <style:tab-stop style:position="11.407cm"/>
          <style:tab-stop style:position="13.947cm"/>
          <style:tab-stop style:position="16.487cm"/>
          <style:tab-stop style:position="19.027cm"/>
          <style:tab-stop style:position="21.567cm"/>
          <style:tab-stop style:position="24.10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4" style:family="presentation" style:parent-style-name="Titolo8-outline3">
      <style:paragraph-properties fo:margin-left="4.81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26cm"/>
          <style:tab-stop style:position="2.8cm"/>
          <style:tab-stop style:position="5.34cm"/>
          <style:tab-stop style:position="7.88cm"/>
          <style:tab-stop style:position="10.42cm"/>
          <style:tab-stop style:position="12.96cm"/>
          <style:tab-stop style:position="15.5cm"/>
          <style:tab-stop style:position="18.04cm"/>
          <style:tab-stop style:position="20.58cm"/>
          <style:tab-stop style:position="23.12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5" style:family="presentation" style:parent-style-name="Titolo8-outline4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6" style:family="presentation" style:parent-style-name="Titolo8-outline5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7" style:family="presentation" style:parent-style-name="Titolo8-outline6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8" style:family="presentation" style:parent-style-name="Titolo8-outline7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8-outline9" style:family="presentation" style:parent-style-name="Titolo8-outline8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9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9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049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05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049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049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613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Titolo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9-backgroundobjects" style:family="presentation">
      <style:graphic-properties draw:shadow="hidden" draw:shadow-offset-x="0.3cm" draw:shadow-offset-y="0.3cm" draw:shadow-color="#808080"/>
    </style:style>
    <style:style style:name="Titolo9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6a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a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a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a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a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a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a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a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a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a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a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9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049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05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049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049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613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Titolo9-outline2" style:family="presentation" style:parent-style-name="Titolo9-outline1">
      <style:paragraph-properties fo:margin-left="2.566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513cm"/>
          <style:tab-stop style:position="5.053cm"/>
          <style:tab-stop style:position="7.593cm"/>
          <style:tab-stop style:position="10.133cm"/>
          <style:tab-stop style:position="12.673cm"/>
          <style:tab-stop style:position="15.213cm"/>
          <style:tab-stop style:position="17.753cm"/>
          <style:tab-stop style:position="20.293cm"/>
          <style:tab-stop style:position="22.833cm"/>
          <style:tab-stop style:position="25.373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3" style:family="presentation" style:parent-style-name="Titolo9-outline2">
      <style:paragraph-properties fo:margin-left="3.518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1.561cm"/>
          <style:tab-stop style:position="4.101cm"/>
          <style:tab-stop style:position="6.641cm"/>
          <style:tab-stop style:position="9.181cm"/>
          <style:tab-stop style:position="11.721cm"/>
          <style:tab-stop style:position="14.261cm"/>
          <style:tab-stop style:position="16.801cm"/>
          <style:tab-stop style:position="19.341cm"/>
          <style:tab-stop style:position="21.881cm"/>
          <style:tab-stop style:position="24.421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4" style:family="presentation" style:parent-style-name="Titolo9-outline3">
      <style:paragraph-properties fo:margin-left="4.506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573cm"/>
          <style:tab-stop style:position="3.113cm"/>
          <style:tab-stop style:position="5.653cm"/>
          <style:tab-stop style:position="8.193cm"/>
          <style:tab-stop style:position="10.733cm"/>
          <style:tab-stop style:position="13.273cm"/>
          <style:tab-stop style:position="15.813cm"/>
          <style:tab-stop style:position="18.353cm"/>
          <style:tab-stop style:position="20.893cm"/>
          <style:tab-stop style:position="23.433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5" style:family="presentation" style:parent-style-name="Titolo9-outline4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6" style:family="presentation" style:parent-style-name="Titolo9-outline5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7" style:family="presentation" style:parent-style-name="Titolo9-outline6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8" style:family="presentation" style:parent-style-name="Titolo9-outline7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9-outline9" style:family="presentation" style:parent-style-name="Titolo9-outline8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10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049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05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049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049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613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Titolo10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10-backgroundobjects" style:family="presentation">
      <style:graphic-properties draw:shadow="hidden" draw:shadow-offset-x="0.3cm" draw:shadow-offset-y="0.3cm" draw:shadow-color="#808080"/>
    </style:style>
    <style:style style:name="Titolo10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10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049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05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049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049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613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Titolo10-outline2" style:family="presentation" style:parent-style-name="Titolo10-outline1">
      <style:paragraph-properties fo:margin-left="2.566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513cm"/>
          <style:tab-stop style:position="5.053cm"/>
          <style:tab-stop style:position="7.593cm"/>
          <style:tab-stop style:position="10.133cm"/>
          <style:tab-stop style:position="12.673cm"/>
          <style:tab-stop style:position="15.213cm"/>
          <style:tab-stop style:position="17.753cm"/>
          <style:tab-stop style:position="20.293cm"/>
          <style:tab-stop style:position="22.833cm"/>
          <style:tab-stop style:position="25.373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3" style:family="presentation" style:parent-style-name="Titolo10-outline2">
      <style:paragraph-properties fo:margin-left="3.518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1.561cm"/>
          <style:tab-stop style:position="4.101cm"/>
          <style:tab-stop style:position="6.641cm"/>
          <style:tab-stop style:position="9.181cm"/>
          <style:tab-stop style:position="11.721cm"/>
          <style:tab-stop style:position="14.261cm"/>
          <style:tab-stop style:position="16.801cm"/>
          <style:tab-stop style:position="19.341cm"/>
          <style:tab-stop style:position="21.881cm"/>
          <style:tab-stop style:position="24.421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4" style:family="presentation" style:parent-style-name="Titolo10-outline3">
      <style:paragraph-properties fo:margin-left="4.506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573cm"/>
          <style:tab-stop style:position="3.113cm"/>
          <style:tab-stop style:position="5.653cm"/>
          <style:tab-stop style:position="8.193cm"/>
          <style:tab-stop style:position="10.733cm"/>
          <style:tab-stop style:position="13.273cm"/>
          <style:tab-stop style:position="15.813cm"/>
          <style:tab-stop style:position="18.353cm"/>
          <style:tab-stop style:position="20.893cm"/>
          <style:tab-stop style:position="23.433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5" style:family="presentation" style:parent-style-name="Titolo10-outline4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6" style:family="presentation" style:parent-style-name="Titolo10-outline5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7" style:family="presentation" style:parent-style-name="Titolo10-outline6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8" style:family="presentation" style:parent-style-name="Titolo10-outline7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0-outline9" style:family="presentation" style:parent-style-name="Titolo10-outline8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11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049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05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049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049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613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Titolo11-background" style:family="presentation">
      <style:graphic-properties draw:stroke="none" draw:fill="solid" draw:fill-color="#e5e5e5" draw:textarea-horizontal-align="center" draw:textarea-vertical-align="middle" draw:shadow="hidden"/>
      <style:paragraph-properties fo:text-align="center"/>
    </style:style>
    <style:style style:name="Titolo11-backgroundobjects" style:family="presentation">
      <style:graphic-properties draw:shadow="hidden" draw:shadow-offset-x="0.3cm" draw:shadow-offset-y="0.3cm" draw:shadow-color="#808080"/>
    </style:style>
    <style:style style:name="Titolo11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6b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b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b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b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b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b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b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b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b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b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b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11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049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05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049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049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05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613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926cm"/>
          <style:tab-stop style:position="3.466cm"/>
          <style:tab-stop style:position="6.006cm"/>
          <style:tab-stop style:position="8.546cm"/>
          <style:tab-stop style:position="11.086cm"/>
          <style:tab-stop style:position="13.626cm"/>
          <style:tab-stop style:position="16.166cm"/>
          <style:tab-stop style:position="18.706cm"/>
          <style:tab-stop style:position="21.246cm"/>
          <style:tab-stop style:position="23.786cm"/>
          <style:tab-stop style:position="26.32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text-emphasize="none" style:font-relief="none"/>
    </style:style>
    <style:style style:name="Titolo11-outline2" style:family="presentation" style:parent-style-name="Titolo11-outline1">
      <style:paragraph-properties fo:margin-left="2.566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513cm"/>
          <style:tab-stop style:position="5.053cm"/>
          <style:tab-stop style:position="7.593cm"/>
          <style:tab-stop style:position="10.133cm"/>
          <style:tab-stop style:position="12.673cm"/>
          <style:tab-stop style:position="15.213cm"/>
          <style:tab-stop style:position="17.753cm"/>
          <style:tab-stop style:position="20.293cm"/>
          <style:tab-stop style:position="22.833cm"/>
          <style:tab-stop style:position="25.373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3" style:family="presentation" style:parent-style-name="Titolo11-outline2">
      <style:paragraph-properties fo:margin-left="3.518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1.561cm"/>
          <style:tab-stop style:position="4.101cm"/>
          <style:tab-stop style:position="6.641cm"/>
          <style:tab-stop style:position="9.181cm"/>
          <style:tab-stop style:position="11.721cm"/>
          <style:tab-stop style:position="14.261cm"/>
          <style:tab-stop style:position="16.801cm"/>
          <style:tab-stop style:position="19.341cm"/>
          <style:tab-stop style:position="21.881cm"/>
          <style:tab-stop style:position="24.421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4" style:family="presentation" style:parent-style-name="Titolo11-outline3">
      <style:paragraph-properties fo:margin-left="4.506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0.573cm"/>
          <style:tab-stop style:position="3.113cm"/>
          <style:tab-stop style:position="5.653cm"/>
          <style:tab-stop style:position="8.193cm"/>
          <style:tab-stop style:position="10.733cm"/>
          <style:tab-stop style:position="13.273cm"/>
          <style:tab-stop style:position="15.813cm"/>
          <style:tab-stop style:position="18.353cm"/>
          <style:tab-stop style:position="20.893cm"/>
          <style:tab-stop style:position="23.433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5" style:family="presentation" style:parent-style-name="Titolo11-outline4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6" style:family="presentation" style:parent-style-name="Titolo11-outline5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7" style:family="presentation" style:parent-style-name="Titolo11-outline6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8" style:family="presentation" style:parent-style-name="Titolo11-outline7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1-outline9" style:family="presentation" style:parent-style-name="Titolo11-outline8">
      <style:paragraph-properties fo:margin-left="5.459cm" fo:margin-right="0cm" fo:margin-top="1.023cm" fo:margin-bottom="0cm" fo:line-height="100%" fo:text-align="start" text:enable-numbering="true" fo:text-indent="0cm" style:punctuation-wrap="hanging" style:line-break="strict">
        <style:tab-stops>
          <style:tab-stop style:position="2.16cm"/>
          <style:tab-stop style:position="4.7cm"/>
          <style:tab-stop style:position="7.24cm"/>
          <style:tab-stop style:position="9.78cm"/>
          <style:tab-stop style:position="12.32cm"/>
          <style:tab-stop style:position="14.86cm"/>
          <style:tab-stop style:position="17.4cm"/>
          <style:tab-stop style:position="19.94cm"/>
          <style:tab-stop style:position="22.48cm"/>
        </style:tab-stops>
      </style:paragraph-properties>
      <style:text-properties fo:color="#000000" style:text-line-through-style="none" style:text-position="0% 100%" fo:font-family="'Gill Sans'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family-complex="'ヒラギノ角ゴ Pro W3'" style:font-pitch-complex="variable" style:font-size-complex="24pt" style:font-relief="none"/>
    </style:style>
    <style:style style:name="Titolo12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12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22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785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1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12-backgroundobjects" style:family="presentation">
      <style:graphic-properties draw:shadow="hidden" draw:shadow-offset-x="0.3cm" draw:shadow-offset-y="0.3cm" draw:shadow-color="#808080"/>
    </style:style>
    <style:style style:name="Titolo12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75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75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75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75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75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75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75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75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75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75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75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12-outline1" style:family="presentation">
      <style:graphic-properties draw:stroke="none" draw:fill="none">
        <text:list-style>
          <text:list-level-style-bullet text:level="1" text:bullet-char="•">
            <style:list-level-properties text:space-before="0.564cm" text:min-label-width="1.221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516cm" text:min-label-width="1.222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469cm" text:min-label-width="1.221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457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409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785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754cm"/>
          <style:tab-stop style:position="3.294cm"/>
          <style:tab-stop style:position="5.834cm"/>
          <style:tab-stop style:position="8.374cm"/>
          <style:tab-stop style:position="10.914cm"/>
          <style:tab-stop style:position="13.454cm"/>
          <style:tab-stop style:position="15.994cm"/>
          <style:tab-stop style:position="18.534cm"/>
          <style:tab-stop style:position="21.074cm"/>
          <style:tab-stop style:position="23.614cm"/>
          <style:tab-stop style:position="26.15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12-outline2" style:family="presentation" style:parent-style-name="Titolo12-outline1">
      <style:paragraph-properties fo:margin-left="2.738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2.341cm"/>
          <style:tab-stop style:position="4.881cm"/>
          <style:tab-stop style:position="7.421cm"/>
          <style:tab-stop style:position="9.961cm"/>
          <style:tab-stop style:position="12.501cm"/>
          <style:tab-stop style:position="15.041cm"/>
          <style:tab-stop style:position="17.581cm"/>
          <style:tab-stop style:position="20.121cm"/>
          <style:tab-stop style:position="22.661cm"/>
          <style:tab-stop style:position="25.20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3" style:family="presentation" style:parent-style-name="Titolo12-outline2">
      <style:paragraph-properties fo:margin-left="3.6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389cm"/>
          <style:tab-stop style:position="3.929cm"/>
          <style:tab-stop style:position="6.469cm"/>
          <style:tab-stop style:position="9.009cm"/>
          <style:tab-stop style:position="11.549cm"/>
          <style:tab-stop style:position="14.089cm"/>
          <style:tab-stop style:position="16.629cm"/>
          <style:tab-stop style:position="19.169cm"/>
          <style:tab-stop style:position="21.709cm"/>
          <style:tab-stop style:position="24.249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4" style:family="presentation" style:parent-style-name="Titolo12-outline3">
      <style:paragraph-properties fo:margin-left="4.678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401cm"/>
          <style:tab-stop style:position="2.941cm"/>
          <style:tab-stop style:position="5.481cm"/>
          <style:tab-stop style:position="8.021cm"/>
          <style:tab-stop style:position="10.561cm"/>
          <style:tab-stop style:position="13.101cm"/>
          <style:tab-stop style:position="15.641cm"/>
          <style:tab-stop style:position="18.181cm"/>
          <style:tab-stop style:position="20.721cm"/>
          <style:tab-stop style:position="23.261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5" style:family="presentation" style:parent-style-name="Titolo12-outline4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6" style:family="presentation" style:parent-style-name="Titolo12-outline5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7" style:family="presentation" style:parent-style-name="Titolo12-outline6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8" style:family="presentation" style:parent-style-name="Titolo12-outline7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2-outline9" style:family="presentation" style:parent-style-name="Titolo12-outline8">
      <style:paragraph-properties fo:margin-left="5.631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988cm"/>
          <style:tab-stop style:position="4.528cm"/>
          <style:tab-stop style:position="7.068cm"/>
          <style:tab-stop style:position="9.608cm"/>
          <style:tab-stop style:position="12.148cm"/>
          <style:tab-stop style:position="14.688cm"/>
          <style:tab-stop style:position="17.228cm"/>
          <style:tab-stop style:position="19.768cm"/>
          <style:tab-stop style:position="22.308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Gill Sans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normal" style:font-family-asian="'ヒラギノ角ゴ Pro W3'" style:font-pitch-asian="variable" style:font-size-asian="64pt" style:font-style-asian="normal" style:font-weight-asian="normal" style:font-family-complex="'ヒラギノ角ゴ Pro W3'" style:font-pitch-complex="variable" style:font-size-complex="64pt" style:font-style-complex="normal" style:font-weight-complex="normal" style:text-emphasize="none" style:font-relief="none"/>
    </style:style>
    <style:style style:name="Titolo13-sub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space-before="0.705cm" text:min-label-width="1.22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2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22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</text:list-style>
      </style:graphic-properties>
      <style:paragraph-properties fo:margin-left="1.927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1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olo13-backgroundobjects" style:family="presentation">
      <style:graphic-properties draw:shadow="hidden" draw:shadow-offset-x="0.3cm" draw:shadow-offset-y="0.3cm" draw:shadow-color="#808080"/>
    </style:style>
    <style:style style:name="Titolo13-notes" style:family="presentation">
      <style:graphic-properties draw:stroke="none" draw:fill="none">
        <text:list-style>
          <text:list-level-style-bullet text:level="1" text:bullet-char="•">
            <style:text-properties fo:font-family="'Gill Sans'" style:font-family-generic="swiss" style:font-pitch="variable" fo:color="#006f00" fo:font-size="100%"/>
          </text:list-level-style-bullet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6f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6f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6f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6f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f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Tahoma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olo13-outline1" style:family="presentation">
      <style:graphic-properties draw:stroke="none" draw:fill="none">
        <text:list-style>
          <text:list-level-style-bullet text:level="1" text:bullet-char="•">
            <style:list-level-properties text:space-before="0.705cm" text:min-label-width="1.222cm"/>
            <style:text-properties fo:font-family="'Lucida Grande'" style:font-pitch="variable" fo:color="#000000" fo:font-size="171%"/>
          </text:list-level-style-bullet>
          <text:list-level-style-bullet text:level="2" text:bullet-char="•">
            <style:list-level-properties text:space-before="1.658cm" text:min-label-width="1.221cm"/>
            <style:text-properties fo:font-family="'Lucida Grande'" style:font-pitch="variable" fo:color="#000000" fo:font-size="171%"/>
          </text:list-level-style-bullet>
          <text:list-level-style-bullet text:level="3" text:bullet-char="•">
            <style:list-level-properties text:space-before="2.61cm" text:min-label-width="1.222cm"/>
            <style:text-properties fo:font-family="'Lucida Grande'" style:font-pitch="variable" fo:color="#000000" fo:font-size="171%"/>
          </text:list-level-style-bullet>
          <text:list-level-style-bullet text:level="4" text:bullet-char="•">
            <style:list-level-properties text:space-before="3.598cm" text:min-label-width="1.221cm"/>
            <style:text-properties fo:font-family="'Lucida Grande'" style:font-pitch="variable" fo:color="#000000" fo:font-size="171%"/>
          </text:list-level-style-bullet>
          <text:list-level-style-bullet text:level="5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6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7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8" text:bullet-char="•">
            <style:list-level-properties text:space-before="4.55cm" text:min-label-width="1.222cm"/>
            <style:text-properties fo:font-family="'Lucida Grande'" style:font-pitch="variable" fo:color="#000000" fo:font-size="171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927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612cm"/>
          <style:tab-stop style:position="3.152cm"/>
          <style:tab-stop style:position="5.692cm"/>
          <style:tab-stop style:position="8.232cm"/>
          <style:tab-stop style:position="10.772cm"/>
          <style:tab-stop style:position="13.312cm"/>
          <style:tab-stop style:position="15.852cm"/>
          <style:tab-stop style:position="18.392cm"/>
          <style:tab-stop style:position="20.932cm"/>
          <style:tab-stop style:position="23.472cm"/>
          <style:tab-stop style:position="26.012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olo13-outline2" style:family="presentation" style:parent-style-name="Titolo13-outline1">
      <style:paragraph-properties fo:margin-left="2.87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2.2cm"/>
          <style:tab-stop style:position="4.74cm"/>
          <style:tab-stop style:position="7.28cm"/>
          <style:tab-stop style:position="9.82cm"/>
          <style:tab-stop style:position="12.36cm"/>
          <style:tab-stop style:position="14.9cm"/>
          <style:tab-stop style:position="17.44cm"/>
          <style:tab-stop style:position="19.98cm"/>
          <style:tab-stop style:position="22.52cm"/>
          <style:tab-stop style:position="25.06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3" style:family="presentation" style:parent-style-name="Titolo13-outline2">
      <style:paragraph-properties fo:margin-left="3.83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247cm"/>
          <style:tab-stop style:position="3.787cm"/>
          <style:tab-stop style:position="6.327cm"/>
          <style:tab-stop style:position="8.867cm"/>
          <style:tab-stop style:position="11.407cm"/>
          <style:tab-stop style:position="13.947cm"/>
          <style:tab-stop style:position="16.487cm"/>
          <style:tab-stop style:position="19.027cm"/>
          <style:tab-stop style:position="21.567cm"/>
          <style:tab-stop style:position="24.10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4" style:family="presentation" style:parent-style-name="Titolo13-outline3">
      <style:paragraph-properties fo:margin-left="4.819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0.26cm"/>
          <style:tab-stop style:position="2.8cm"/>
          <style:tab-stop style:position="5.34cm"/>
          <style:tab-stop style:position="7.88cm"/>
          <style:tab-stop style:position="10.42cm"/>
          <style:tab-stop style:position="12.96cm"/>
          <style:tab-stop style:position="15.5cm"/>
          <style:tab-stop style:position="18.04cm"/>
          <style:tab-stop style:position="20.58cm"/>
          <style:tab-stop style:position="23.12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5" style:family="presentation" style:parent-style-name="Titolo13-outline4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6" style:family="presentation" style:parent-style-name="Titolo13-outline5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7" style:family="presentation" style:parent-style-name="Titolo13-outline6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8" style:family="presentation" style:parent-style-name="Titolo13-outline7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style style:name="Titolo13-outline9" style:family="presentation" style:parent-style-name="Titolo13-outline8">
      <style:paragraph-properties fo:margin-left="5.772cm" fo:margin-right="0cm" fo:margin-top="0.635cm" fo:margin-bottom="0cm" fo:line-height="100%" fo:text-align="start" text:enable-numbering="true" fo:text-indent="0cm" style:punctuation-wrap="hanging" style:line-break="strict">
        <style:tab-stops>
          <style:tab-stop style:position="1.847cm"/>
          <style:tab-stop style:position="4.387cm"/>
          <style:tab-stop style:position="6.927cm"/>
          <style:tab-stop style:position="9.467cm"/>
          <style:tab-stop style:position="12.007cm"/>
          <style:tab-stop style:position="14.547cm"/>
          <style:tab-stop style:position="17.087cm"/>
          <style:tab-stop style:position="19.627cm"/>
          <style:tab-stop style:position="22.167cm"/>
        </style:tab-stops>
      </style:paragraph-properties>
      <style:text-properties fo:color="#000000" style:text-line-through-style="none" style:text-position="0% 100%" fo:font-family="'Gill Sans'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family-complex="'ヒラギノ角ゴ Pro W3'" style:font-pitch-complex="variable" style:font-size-complex="32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e5e5e5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top" draw:auto-grow-height="false" draw:auto-grow-width="false" fo:min-height="9.915cm" fo:min-width="0cm" fo:padding-top="0.141cm" fo:padding-bottom="0.141cm" fo:padding-left="0.141cm" fo:padding-right="0.141cm" fo:wrap-option="no-wrap" draw:shadow="hidden"/>
    </style:style>
    <style:style style:name="pr2" style:family="presentation" style:parent-style-name="Standard-outline1" style:list-style-name="L4">
      <style:graphic-properties draw:stroke="none" draw:fill="none" draw:fill-color="#ffffff" draw:textarea-horizontal-align="justify" draw:textarea-vertical-align="top" draw:auto-grow-height="false" draw:auto-grow-width="false" fo:min-height="10.949cm" fo:min-width="0cm" fo:padding-top="0.141cm" fo:padding-bottom="0.141cm" fo:padding-left="0.141cm" fo:padding-right="0.141cm" fo:wrap-option="no-wrap" draw:shadow="hidden"/>
    </style:style>
    <style:style style:name="pr3" style:family="presentation" style:parent-style-name="Titolo1-title">
      <style:graphic-properties draw:fill-color="#ffffff" draw:auto-grow-height="false" fo:min-height="3.535cm"/>
    </style:style>
    <style:style style:name="pr4" style:family="presentation" style:parent-style-name="Titolo1-outline1">
      <style:graphic-properties draw:fill-color="#ffffff" draw:auto-grow-height="false" fo:min-height="13.972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1.785cm" fo:margin-right="0cm" fo:text-indent="-1.221cm"/>
    </style:style>
    <style:style style:name="P7" style:family="paragraph">
      <style:paragraph-properties fo:margin-left="2.738cm" fo:margin-right="0cm" fo:text-indent="-1.222cm"/>
    </style:style>
    <style:style style:name="P8" style:family="paragraph">
      <style:paragraph-properties fo:margin-left="3.007cm" fo:margin-right="0cm" fo:text-indent="-0.538cm"/>
    </style:style>
    <style:style style:name="P9" style:family="paragraph">
      <style:paragraph-properties fo:margin-left="4.678cm" fo:margin-right="0cm" fo:text-indent="-1.221cm"/>
    </style:style>
    <style:style style:name="P10" style:family="paragraph">
      <style:paragraph-properties fo:margin-left="5.631cm" fo:margin-right="0cm" fo:text-indent="-1.222cm"/>
    </style:style>
    <style:style style:name="P11" style:family="paragraph">
      <style:paragraph-properties fo:margin-left="5.4cm" fo:margin-right="0cm" fo:text-indent="-0.6cm"/>
    </style:style>
    <style:style style:name="P12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Gill Sans'" style:font-family-generic="swiss" style:font-pitch="variable" fo:color="#000000" fo:font-size="100%"/>
      </text:list-level-style-bullet>
      <text:list-level-style-bullet text:level="2" text:bullet-char="•"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text-properties fo:font-family="'Gill Sans'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564cm" text:min-label-width="1.221cm"/>
        <style:text-properties fo:font-family="'Lucida Grande'" style:font-pitch="variable" fo:color="#000000" fo:font-size="171%"/>
      </text:list-level-style-bullet>
      <text:list-level-style-bullet text:level="2" text:bullet-char="•">
        <style:list-level-properties text:space-before="1.516cm" text:min-label-width="1.222cm"/>
        <style:text-properties fo:font-family="'Lucida Grande'" style:font-pitch="variable" fo:color="#000000" fo:font-size="171%"/>
      </text:list-level-style-bullet>
      <text:list-level-style-bullet text:level="3" text:bullet-char="•">
        <style:list-level-properties text:space-before="2.469cm" text:min-label-width="0.538cm"/>
        <style:text-properties fo:font-family="'Lucida Grande'" style:font-pitch="variable" fo:color="#000000" fo:font-size="171%"/>
      </text:list-level-style-bullet>
      <text:list-level-style-bullet text:level="4" text:bullet-char="•">
        <style:list-level-properties text:space-before="3.457cm" text:min-label-width="1.221cm"/>
        <style:text-properties fo:font-family="'Lucida Grande'" style:font-pitch="variable" fo:color="#000000" fo:font-size="171%"/>
      </text:list-level-style-bullet>
      <text:list-level-style-bullet text:level="5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6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7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8" text:bullet-char="•">
        <style:list-level-properties text:space-before="4.409cm" text:min-label-width="1.222cm"/>
        <style:text-properties fo:font-family="'Lucida Grande'" style:font-pitch="variable" fo:color="#000000" fo:font-size="171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3cm" svg:height="4.57cm" svg:x="2.191cm" svg:y="3.556cm" draw:page-number="1"/>
      <draw:page-thumbnail draw:layer="backgroundobjects" svg:width="6.093cm" svg:height="4.57cm" svg:x="10.763cm" svg:y="3.556cm"/>
      <draw:page-thumbnail draw:layer="backgroundobjects" svg:width="6.093cm" svg:height="4.57cm" svg:x="2.191cm" svg:y="10.414cm"/>
      <draw:page-thumbnail draw:layer="backgroundobjects" svg:width="6.093cm" svg:height="4.57cm" svg:x="10.763cm" svg:y="10.414cm"/>
      <draw:page-thumbnail draw:layer="backgroundobjects" svg:width="6.093cm" svg:height="4.57cm" svg:x="2.191cm" svg:y="17.272cm"/>
      <draw:page-thumbnail draw:layer="backgroundobjects" svg:width="6.093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1</text:page-number></text:span></text:p>
        </draw:text-box>
      </draw:frame>
    </style:handout-master>
    <style:master-page style:name="Standard" style:page-layout-name="PM1" draw:style-name="dp1">
      <draw:frame presentation:style-name="pr1" draw:text-style-name="P4" draw:layer="backgroundobjects" svg:width="17.957cm" svg:height="9.914cm" svg:x="1.41cm" svg:y="2.01cm" presentation:class="title">
        <draw:text-box>
          <text:p text:style-name="P3">Cliccate per modificare il formato del testo del titolo</text:p>
        </draw:text-box>
      </draw:frame>
      <draw:frame presentation:style-name="pr2" draw:text-style-name="P4" draw:layer="backgroundobjects" svg:width="22.719cm" svg:height="10.948cm" svg:x="2.751cm" svg:y="16.721cm" presentation:class="outline">
        <draw:text-box>
          <text:list text:style-name="L3">
            <text:list-item>
              <text:p text:style-name="P3">Cliccate per modificare il formato del testo della struttura</text:p>
            </text:list-item>
          </text:list>
          <text:list text:style-name="L3">
            <text:list-item>
              <text:list>
                <text:list-item>
                  <text:p text:style-name="P3">Secondo livello struttura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">Terzo livello struttura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Quarto livello struttur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Quinto livello struttur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Sesto livello strutt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"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">Ottavo livello struttur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p text:style-name="P3">Nono livello struttura</text:p>
            </text:list-item>
          </text:list>
        </draw:text-box>
      </draw:frame>
      <draw:frame draw:style-name="gr3" draw:text-style-name="P5" draw:layer="backgroundobjects" svg:width="5.256cm" svg:height="3.88cm" svg:x="20.038cm" svg:y="1.764cm">
        <draw:image xlink:href="Pictures/10000000000000950000006E78C0E6B5.png" xlink:type="simple" xlink:show="embed" xlink:actuate="onLoad">
          <text:p text:style-name="P3"/>
        </draw:image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1" style:page-layout-name="PM1" draw:style-name="dp1">
      <office:forms form:automatic-focus="false" form:apply-design-mode="false"/>
      <draw:frame presentation:style-name="pr3" draw:text-style-name="P3" draw:layer="backgroundobjects" svg:width="19.015cm" svg:height="8.128cm" svg:x="0.634cm" svg:y="-0.359cm" presentation:class="title">
        <draw:text-box>
          <text:p text:style-name="P3">Cliccate per modificare il formato del testo del titolo</text:p>
        </draw:text-box>
      </draw:frame>
      <draw:frame presentation:style-name="pr4" draw:text-style-name="P12" draw:layer="backgroundobjects" svg:width="22.719cm" svg:height="18.903cm" svg:x="2.751cm" svg:y="7.338cm" presentation:class="outline">
        <draw:text-box>
          <text:list text:style-name="L5">
            <text:list-item>
              <text:p text:style-name="P6">Cliccate per modificare il formato del testo della struttura</text:p>
            </text:list-item>
          </text:list>
          <text:list text:style-name="L5">
            <text:list-item>
              <text:list>
                <text:list-item>
                  <text:p text:style-name="P7">Secondo livello struttura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8">Terzo livello struttura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Quarto livello struttur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Quinto livello struttur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sto livello strutt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Ottavo livello struttur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no livello struttur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5" draw:layer="backgroundobjects" svg:width="5.256cm" svg:height="3.88cm" svg:x="20.038cm" svg:y="1.764cm">
        <draw:image xlink:href="Pictures/10000000000000950000006E78C0E6B5.png" xlink:type="simple" xlink:show="embed" xlink:actuate="onLoad">
          <text:p text:style-name="P3"/>
        </draw:image>
      </draw:frame>
      <presentation:notes style:page-layout-name="PM0">
        <office:forms form:automatic-focus="false" form:apply-design-mode="false"/>
        <draw:page-thumbnail presentation:style-name="Titolo1-title" draw:layer="backgroundobjects" svg:width="9.999cm" svg:height="9.999cm" svg:x="0cm" svg:y="0cm" presentation:class="page"/>
        <draw:frame presentation:style-name="Titolo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2" style:page-layout-name="PM1" draw:style-name="dp1">
      <draw:frame presentation:style-name="Titolo2-title" draw:layer="backgroundobjects" svg:width="19.015cm" svg:height="8.128cm" svg:x="0.634cm" svg:y="-0.359cm" presentation:class="title" presentation:placeholder="true">
        <draw:text-box/>
      </draw:frame>
      <draw:frame presentation:style-name="Titolo2-outline1" draw:layer="backgroundobjects" svg:width="22.719cm" svg:height="18.903cm" svg:x="2.751cm" svg:y="7.338cm" presentation:class="outline" presentation:placeholder="true">
        <draw:text-box/>
      </draw:frame>
      <draw:frame draw:style-name="gr3" draw:text-style-name="P5" draw:layer="backgroundobjects" svg:width="5.256cm" svg:height="3.88cm" svg:x="20.038cm" svg:y="1.764cm">
        <draw:image xlink:href="Pictures/10000000000000950000006E78C0E6B5.png" xlink:type="simple" xlink:show="embed" xlink:actuate="onLoad">
          <text:p text:style-name="P3"/>
        </draw:image>
      </draw:frame>
      <presentation:notes style:page-layout-name="PM0">
        <draw:page-thumbnail presentation:style-name="Titolo2-title" draw:layer="backgroundobjects" svg:width="9.999cm" svg:height="9.999cm" svg:x="0cm" svg:y="0cm" presentation:class="page"/>
        <draw:frame presentation:style-name="Titolo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3" style:page-layout-name="PM1" draw:style-name="dp1">
      <draw:frame presentation:style-name="Titolo3-title" draw:layer="backgroundobjects" svg:width="22.719cm" svg:height="8.256cm" svg:x="2.751cm" svg:y="6.455cm" presentation:class="title" presentation:placeholder="true">
        <draw:text-box/>
      </draw:frame>
      <presentation:notes style:page-layout-name="PM0">
        <draw:page-thumbnail presentation:style-name="Titolo3-title" draw:layer="backgroundobjects" svg:width="9.999cm" svg:height="9.999cm" svg:x="0cm" svg:y="0cm" presentation:class="page"/>
        <draw:frame presentation:style-name="Titolo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4" style:page-layout-name="PM1" draw:style-name="dp1">
      <draw:frame presentation:style-name="Titolo4-outline1" draw:layer="backgroundobjects" svg:width="22.719cm" svg:height="24.263cm" svg:x="2.751cm" svg:y="-1.548cm" presentation:class="outline" presentation:placeholder="true">
        <draw:text-box/>
      </draw:frame>
      <draw:frame draw:style-name="gr3" draw:text-style-name="P5" draw:layer="backgroundobjects" svg:width="5.257cm" svg:height="3.881cm" svg:x="20.249cm" svg:y="2.081cm">
        <draw:image xlink:href="Pictures/10000000000000950000006E78C0E6B5.png" xlink:type="simple" xlink:show="embed" xlink:actuate="onLoad">
          <text:p text:style-name="P3"/>
        </draw:image>
      </draw:frame>
      <presentation:notes style:page-layout-name="PM0">
        <draw:page-thumbnail presentation:style-name="Titolo4-title" draw:layer="backgroundobjects" svg:width="9.999cm" svg:height="9.999cm" svg:x="0cm" svg:y="0cm" presentation:class="page"/>
        <draw:frame presentation:style-name="Titolo4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5" style:page-layout-name="PM1" draw:style-name="dp2">
      <draw:frame presentation:style-name="Titolo5-title" draw:layer="backgroundobjects" svg:width="22.719cm" svg:height="5.419cm" svg:x="2.751cm" svg:y="15.124cm" presentation:class="title" presentation:placeholder="true">
        <draw:text-box/>
      </draw:frame>
      <presentation:notes style:page-layout-name="PM0">
        <draw:page-thumbnail presentation:style-name="Titolo5-title" draw:layer="backgroundobjects" svg:width="9.999cm" svg:height="9.999cm" svg:x="0cm" svg:y="0cm" presentation:class="page"/>
        <draw:frame presentation:style-name="Titolo5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6" style:page-layout-name="PM1" draw:style-name="dp2">
      <draw:frame presentation:style-name="Titolo6-outline1" draw:layer="backgroundobjects" svg:width="12.876cm" svg:height="11.283cm" svg:x="1.235cm" svg:y="10.406cm" presentation:class="outline" presentation:placeholder="true">
        <draw:text-box/>
      </draw:frame>
      <draw:frame presentation:style-name="Titolo6-title" draw:layer="backgroundobjects" svg:width="12.876cm" svg:height="9.427cm" svg:x="1.235cm" svg:y="0.804cm" presentation:class="title" presentation:placeholder="true">
        <draw:text-box/>
      </draw:frame>
      <presentation:notes style:page-layout-name="PM0">
        <draw:page-thumbnail presentation:style-name="Titolo6-title" draw:layer="backgroundobjects" svg:width="9.999cm" svg:height="9.999cm" svg:x="0cm" svg:y="0cm" presentation:class="page"/>
        <draw:frame presentation:style-name="Titolo6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7" style:page-layout-name="PM1" draw:style-name="dp1">
      <draw:frame presentation:style-name="Titolo7-title" draw:layer="backgroundobjects" svg:width="22.719cm" svg:height="5.419cm" svg:x="2.751cm" svg:y="0.501cm" presentation:class="title" presentation:placeholder="true">
        <draw:text-box/>
      </draw:frame>
      <presentation:notes style:page-layout-name="PM0">
        <draw:page-thumbnail presentation:style-name="Titolo7-title" draw:layer="backgroundobjects" svg:width="9.999cm" svg:height="9.999cm" svg:x="0cm" svg:y="0cm" presentation:class="page"/>
        <draw:frame presentation:style-name="Titolo7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8" style:page-layout-name="PM1" draw:style-name="dp1">
      <presentation:notes style:page-layout-name="PM0">
        <draw:page-thumbnail presentation:style-name="Titolo8-title" draw:layer="backgroundobjects" svg:width="9.999cm" svg:height="9.999cm" svg:x="0cm" svg:y="0cm" presentation:class="page"/>
        <draw:frame presentation:style-name="Titolo8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9" style:page-layout-name="PM1" draw:style-name="dp1">
      <draw:frame presentation:style-name="Titolo9-title" draw:layer="backgroundobjects" svg:width="22.719cm" svg:height="5.419cm" svg:x="2.751cm" svg:y="0.501cm" presentation:class="title" presentation:placeholder="true">
        <draw:text-box/>
      </draw:frame>
      <draw:frame presentation:style-name="Titolo9-outline1" draw:layer="backgroundobjects" svg:width="10.936cm" svg:height="25.739cm" svg:x="2.752cm" svg:y="-0.663cm" presentation:class="outline" presentation:placeholder="true">
        <draw:text-box/>
      </draw:frame>
      <presentation:notes style:page-layout-name="PM0">
        <draw:page-thumbnail presentation:style-name="Titolo9-title" draw:layer="backgroundobjects" svg:width="9.999cm" svg:height="9.999cm" svg:x="0cm" svg:y="0cm" presentation:class="page"/>
        <draw:frame presentation:style-name="Titolo9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10" style:page-layout-name="PM1" draw:style-name="dp1">
      <draw:frame presentation:style-name="Titolo10-title" draw:layer="backgroundobjects" svg:width="22.719cm" svg:height="5.419cm" svg:x="2.751cm" svg:y="0.501cm" presentation:class="title" presentation:placeholder="true">
        <draw:text-box/>
      </draw:frame>
      <draw:frame presentation:style-name="Titolo10-outline1" draw:layer="backgroundobjects" svg:width="8.643cm" svg:height="33.867cm" svg:x="16.827cm" svg:y="-4.727cm" presentation:class="outline" presentation:placeholder="true">
        <draw:text-box/>
      </draw:frame>
      <presentation:notes style:page-layout-name="PM0">
        <draw:page-thumbnail presentation:style-name="Titolo10-title" draw:layer="backgroundobjects" svg:width="9.999cm" svg:height="9.999cm" svg:x="0cm" svg:y="0cm" presentation:class="page"/>
        <draw:frame presentation:style-name="Titolo10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11" style:page-layout-name="PM1" draw:style-name="dp2">
      <draw:frame presentation:style-name="Titolo11-title" draw:layer="backgroundobjects" svg:width="22.719cm" svg:height="5.419cm" svg:x="2.751cm" svg:y="0.501cm" presentation:class="title" presentation:placeholder="true">
        <draw:text-box/>
      </draw:frame>
      <draw:frame presentation:style-name="Titolo11-outline1" draw:layer="backgroundobjects" svg:width="10.936cm" svg:height="25.739cm" svg:x="2.752cm" svg:y="-0.663cm" presentation:class="outline" presentation:placeholder="true">
        <draw:text-box/>
      </draw:frame>
      <presentation:notes style:page-layout-name="PM0">
        <draw:page-thumbnail presentation:style-name="Titolo11-title" draw:layer="backgroundobjects" svg:width="9.999cm" svg:height="9.999cm" svg:x="0cm" svg:y="0cm" presentation:class="page"/>
        <draw:frame presentation:style-name="Titolo1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12" style:page-layout-name="PM1" draw:style-name="dp1">
      <draw:frame presentation:style-name="Titolo12-title" draw:layer="backgroundobjects" svg:width="19.015cm" svg:height="8.128cm" svg:x="0.634cm" svg:y="-0.006cm" presentation:class="title" presentation:placeholder="true">
        <draw:text-box/>
      </draw:frame>
      <draw:frame presentation:style-name="Titolo12-outline1" draw:layer="backgroundobjects" svg:width="22.719cm" svg:height="18.903cm" svg:x="2.751cm" svg:y="7.338cm" presentation:class="outline" presentation:placeholder="true">
        <draw:text-box/>
      </draw:frame>
      <draw:frame draw:style-name="gr3" draw:text-style-name="P5" draw:layer="backgroundobjects" svg:width="5.256cm" svg:height="3.88cm" svg:x="20.038cm" svg:y="2.117cm">
        <draw:image xlink:href="Pictures/10000000000000950000006E78C0E6B5.png" xlink:type="simple" xlink:show="embed" xlink:actuate="onLoad">
          <text:p text:style-name="P3"/>
        </draw:image>
      </draw:frame>
      <presentation:notes style:page-layout-name="PM0">
        <draw:page-thumbnail presentation:style-name="Titolo12-title" draw:layer="backgroundobjects" svg:width="9.999cm" svg:height="9.999cm" svg:x="0cm" svg:y="0cm" presentation:class="page"/>
        <draw:frame presentation:style-name="Titolo12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olo13" style:page-layout-name="PM1" draw:style-name="dp1">
      <draw:frame presentation:style-name="Titolo13-title" draw:layer="backgroundobjects" svg:width="19.015cm" svg:height="8.128cm" svg:x="0.634cm" svg:y="-0.359cm" presentation:class="title" presentation:placeholder="true">
        <draw:text-box/>
      </draw:frame>
      <draw:frame draw:style-name="gr3" draw:text-style-name="P5" draw:layer="backgroundobjects" svg:width="5.256cm" svg:height="3.88cm" svg:x="20.038cm" svg:y="1.764cm">
        <draw:image xlink:href="Pictures/10000000000000950000006E78C0E6B5.png" xlink:type="simple" xlink:show="embed" xlink:actuate="onLoad">
          <text:p text:style-name="P3"/>
        </draw:image>
      </draw:frame>
      <presentation:notes style:page-layout-name="PM0">
        <draw:page-thumbnail presentation:style-name="Titolo13-title" draw:layer="backgroundobjects" svg:width="9.999cm" svg:height="9.999cm" svg:x="0cm" svg:y="0cm" presentation:class="page"/>
        <draw:frame presentation:style-name="Titolo13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06-06T14:52:41</meta:creation-date>
    <dc:creator>Antonio Cuni</dc:creator>
    <dc:date>2007-06-07T12:21:25</dc:date>
    <meta:print-date>2007-06-06T14:15:39</meta:print-date>
    <dc:language>it-IT</dc:language>
    <meta:editing-cycles>23</meta:editing-cycles>
    <meta:editing-duration>PT54M50S</meta:editing-duration>
    <meta:user-defined meta:name="Info 1"/>
    <meta:user-defined meta:name="Info 2"/>
    <meta:user-defined meta:name="Info 3"/>
    <meta:user-defined meta:name="Info 4"/>
    <meta:document-statistic meta:object-count="220"/>
  </office:meta>
</office:document-meta>
</file>